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6767194535697">
            <text:p>14.68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700000">
            <text:p>1,700,000</text:p>
          </table:table-cell>
          <table:table-cell table:formula="oooc:=CEILING(([.T29]-[.W29]/2);[.W29])" office:value-type="float" office:value="7.15">
            <text:p>7.15</text:p>
          </table:table-cell>
          <table:table-cell table:formula="oooc:=[.$D29]*[$globals.$C$36]/[.$L29]" office:value-type="float" office:value="143">
            <text:p>143</text:p>
          </table:table-cell>
          <table:table-cell table:formula="oooc:=[.F28]" office:value-type="float" office:value="14.6767194535697">
            <text:p>14.68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78615679966911">
            <text:p>0.98</text:p>
          </table:table-cell>
          <table:table-cell/>
          <table:table-cell table:formula="oooc:=[.N29]^[$globals.$C$25]*[$globals.$C$34]/[.T29]*[.L29]*[.Y29]" office:value-type="float" office:value="1664040.51168616">
            <text:p>1664040.51</text:p>
          </table:table-cell>
          <table:table-cell table:formula="oooc:=[.U29]/[.I29]" office:value-type="float" office:value="7.15169270833333">
            <text:p>7.15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500000">
            <text:p>2,500,000</text:p>
          </table:table-cell>
          <table:table-cell table:formula="oooc:=CEILING(([.T30]-[.W30]/2);[.W30])" office:value-type="float" office:value="8.95">
            <text:p>8.95</text:p>
          </table:table-cell>
          <table:table-cell table:formula="oooc:=[.$D30]*[$globals.$C$36]/[.$L30]" office:value-type="float" office:value="179">
            <text:p>179</text:p>
          </table:table-cell>
          <table:table-cell table:formula="oooc:=[.F29]" office:value-type="float" office:value="14.6767194535697">
            <text:p>14.68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0764426865146">
            <text:p>1.01</text:p>
          </table:table-cell>
          <table:table-cell/>
          <table:table-cell table:formula="oooc:=[.N30]^[$globals.$C$25]*[$globals.$C$34]/[.T30]*[.L30]*[.Y30]" office:value-type="float" office:value="2518203.92511265">
            <text:p>2518203.93</text:p>
          </table:table-cell>
          <table:table-cell table:formula="oooc:=[.U30]/[.I30]" office:value-type="float" office:value="8.94677847368537">
            <text:p>8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800000">
            <text:p>3,800,000</text:p>
          </table:table-cell>
          <table:table-cell table:formula="oooc:=CEILING(([.T31]-[.W31]/2);[.W31])" office:value-type="float" office:value="11.19">
            <text:p>11.19</text:p>
          </table:table-cell>
          <table:table-cell table:formula="oooc:=[.$D31]*[$globals.$C$36]/[.$L31]" office:value-type="float" office:value="223.8">
            <text:p>223.8</text:p>
          </table:table-cell>
          <table:table-cell table:formula="oooc:=[.F30]" office:value-type="float" office:value="14.6767194535697">
            <text:p>14.68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1.00262808374005">
            <text:p>1</text:p>
          </table:table-cell>
          <table:table-cell/>
          <table:table-cell table:formula="oooc:=[.N31]^[$globals.$C$25]*[$globals.$C$34]/[.T31]*[.L31]*[.Y31]" office:value-type="float" office:value="3810815.27998804">
            <text:p>3810815.28</text:p>
          </table:table-cell>
          <table:table-cell table:formula="oooc:=[.U31]/[.I31]" office:value-type="float" office:value="11.192433500943">
            <text:p>11.19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800000">
            <text:p>5,800,000</text:p>
          </table:table-cell>
          <table:table-cell table:formula="oooc:=CEILING(([.T32]-[.W32]/2);[.W32])" office:value-type="float" office:value="14">
            <text:p>14</text:p>
          </table:table-cell>
          <table:table-cell table:formula="oooc:=[.$D32]*[$globals.$C$36]/[.$L32]" office:value-type="float" office:value="280">
            <text:p>280</text:p>
          </table:table-cell>
          <table:table-cell table:formula="oooc:=[.F31]" office:value-type="float" office:value="14.6767194535697">
            <text:p>14.68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4174409689733">
            <text:p>0.99</text:p>
          </table:table-cell>
          <table:table-cell/>
          <table:table-cell table:formula="oooc:=[.N32]^[$globals.$C$25]*[$globals.$C$34]/[.T32]*[.L32]*[.Y32]" office:value-type="float" office:value="5766932.91332263">
            <text:p>5766932.91</text:p>
          </table:table-cell>
          <table:table-cell table:formula="oooc:=[.U32]/[.I32]" office:value-type="float" office:value="14.0017513612841">
            <text:p>14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700000">
            <text:p>8,700,000</text:p>
          </table:table-cell>
          <table:table-cell table:formula="oooc:=CEILING(([.T33]-[.W33]/2);[.W33])" office:value-type="float" office:value="17.52">
            <text:p>17.52</text:p>
          </table:table-cell>
          <table:table-cell table:formula="oooc:=[.$D33]*[$globals.$C$36]/[.$L33]" office:value-type="float" office:value="350.4">
            <text:p>350.4</text:p>
          </table:table-cell>
          <table:table-cell table:formula="oooc:=[.F32]" office:value-type="float" office:value="14.6767194535697">
            <text:p>14.68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333635773426">
            <text:p>1</text:p>
          </table:table-cell>
          <table:table-cell/>
          <table:table-cell table:formula="oooc:=[.N33]^[$globals.$C$25]*[$globals.$C$34]/[.T33]*[.L33]*[.Y33]" office:value-type="float" office:value="8727139.15088221">
            <text:p>8727139.15</text:p>
          </table:table-cell>
          <table:table-cell table:formula="oooc:=[.U33]/[.I33]" office:value-type="float" office:value="17.5162122845495">
            <text:p>17.52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21.91">
            <text:p>21.91</text:p>
          </table:table-cell>
          <table:table-cell table:formula="oooc:=[.$D34]*[$globals.$C$36]/[.$L34]" office:value-type="float" office:value="438.2">
            <text:p>438.2</text:p>
          </table:table-cell>
          <table:table-cell table:formula="oooc:=[.F33]" office:value-type="float" office:value="14.6767194535697">
            <text:p>14.68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1.01578054077347">
            <text:p>1.02</text:p>
          </table:table-cell>
          <table:table-cell/>
          <table:table-cell table:formula="oooc:=[.N34]^[$globals.$C$25]*[$globals.$C$34]/[.T34]*[.L34]*[.Y34]" office:value-type="float" office:value="13206839.5633511">
            <text:p>13206839.56</text:p>
          </table:table-cell>
          <table:table-cell table:formula="oooc:=[.U34]/[.I34]" office:value-type="float" office:value="21.9128082538144">
            <text:p>21.91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25.2980971070752">
            <text:p>25.3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65">
            <text:p>65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30000000">
            <text:p>30,000,000</text:p>
          </table:table-cell>
          <table:table-cell table:formula="oooc:=CEILING(([.T37]-[.W37]/2);[.W37])" office:value-type="float" office:value="11.44">
            <text:p>11.44</text:p>
          </table:table-cell>
          <table:table-cell table:formula="oooc:=[.$D37]*[$globals.$C$36]/[.$L37]" office:value-type="float" office:value="228.8">
            <text:p>228.8</text:p>
          </table:table-cell>
          <table:table-cell table:formula="oooc:=[.F36]" office:value-type="float" office:value="25.2980971070752">
            <text:p>25.3</text:p>
          </table:table-cell>
          <table:table-cell table:formula="oooc:=[.G36]">
            <text:p/>
          </table:table-cell>
          <table:table-cell/>
          <table:table-cell table:formula="oooc:=[.I36]" office:value-type="float" office:value="65">
            <text:p>6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75">
            <text:p>0.7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3813391.0837473">
            <text:p>13813391.08</text:p>
          </table:table-cell>
          <table:table-cell table:formula="oooc:=[.AA36]/[.O37]" office:value-type="float" office:value="46.9110007869415">
            <text:p>46.91</text:p>
          </table:table-cell>
          <table:table-cell table:formula="oooc:=([.D37]/[.C37])/([.T37]/[.S37])" office:value-type="float" office:value="0.996982264872518">
            <text:p>1</text:p>
          </table:table-cell>
          <table:table-cell/>
          <table:table-cell table:formula="oooc:=[.N37]^[$globals.$C$25]*[$globals.$C$34]/[.T37]*[.L37]*[.Y37]" office:value-type="float" office:value="29916548.7861249">
            <text:p>29916548.79</text:p>
          </table:table-cell>
          <table:table-cell table:formula="oooc:=[.U37]/[.I37]" office:value-type="float" office:value="11.4427083333333">
            <text:p>11.44</text:p>
          </table:table-cell>
          <table:table-cell table:formula="oooc:=[.N37]/[.K37]" office:value-type="float" office:value="743.776041666667">
            <text:p>743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45000000">
            <text:p>45,000,000</text:p>
          </table:table-cell>
          <table:table-cell table:formula="oooc:=CEILING(([.T38]-[.W38]/2);[.W38])" office:value-type="float" office:value="14.31">
            <text:p>14.31</text:p>
          </table:table-cell>
          <table:table-cell table:formula="oooc:=[.$D38]*[$globals.$C$36]/[.$L38]" office:value-type="float" office:value="286.2">
            <text:p>286.2</text:p>
          </table:table-cell>
          <table:table-cell table:formula="oooc:=[.F37]" office:value-type="float" office:value="25.2980971070752">
            <text:p>25.3</text:p>
          </table:table-cell>
          <table:table-cell table:formula="oooc:=[.G37]">
            <text:p/>
          </table:table-cell>
          <table:table-cell/>
          <table:table-cell table:formula="oooc:=[.I37]" office:value-type="float" office:value="65">
            <text:p>6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75">
            <text:p>0.7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0903899.5156201">
            <text:p>20903899.52</text:p>
          </table:table-cell>
          <table:table-cell table:formula="oooc:=[.AA36]/[.O38]" office:value-type="float" office:value="30.9990009048691">
            <text:p>31</text:p>
          </table:table-cell>
          <table:table-cell table:formula="oooc:=([.D38]/[.C38])/([.T38]/[.S38])" office:value-type="float" office:value="1.00572430532512">
            <text:p>1.01</text:p>
          </table:table-cell>
          <table:table-cell/>
          <table:table-cell table:formula="oooc:=[.N38]^[$globals.$C$25]*[$globals.$C$34]/[.T38]*[.L38]*[.Y38]" office:value-type="float" office:value="45272918.5677736">
            <text:p>45272918.57</text:p>
          </table:table-cell>
          <table:table-cell table:formula="oooc:=[.U38]/[.I38]" office:value-type="float" office:value="14.3148455578966">
            <text:p>14.31</text:p>
          </table:table-cell>
          <table:table-cell table:formula="oooc:=[.N38]/[.K38]" office:value-type="float" office:value="930.464961263279">
            <text:p>930.46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69000000">
            <text:p>69,000,000</text:p>
          </table:table-cell>
          <table:table-cell table:formula="oooc:=CEILING(([.T39]-[.W39]/2);[.W39])" office:value-type="float" office:value="17.91">
            <text:p>17.91</text:p>
          </table:table-cell>
          <table:table-cell table:formula="oooc:=[.$D39]*[$globals.$C$36]/[.$L39]" office:value-type="float" office:value="358.2">
            <text:p>358.2</text:p>
          </table:table-cell>
          <table:table-cell table:formula="oooc:=[.F38]" office:value-type="float" office:value="25.2980971070752">
            <text:p>25.3</text:p>
          </table:table-cell>
          <table:table-cell table:formula="oooc:=[.G38]">
            <text:p/>
          </table:table-cell>
          <table:table-cell/>
          <table:table-cell table:formula="oooc:=[.I38]" office:value-type="float" office:value="65">
            <text:p>6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75">
            <text:p>0.7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31634014.5812044">
            <text:p>31634014.58</text:p>
          </table:table-cell>
          <table:table-cell table:formula="oooc:=[.AA36]/[.O39]" office:value-type="float" office:value="20.4842796141661">
            <text:p>20.48</text:p>
          </table:table-cell>
          <table:table-cell table:formula="oooc:=([.D39]/[.C39])/([.T39]/[.S39])" office:value-type="float" office:value="0.993041695227166">
            <text:p>0.99</text:p>
          </table:table-cell>
          <table:table-cell/>
          <table:table-cell table:formula="oooc:=[.N39]^[$globals.$C$25]*[$globals.$C$34]/[.T39]*[.L39]*[.Y39]" office:value-type="float" office:value="68511818.3349701">
            <text:p>68511818.33</text:p>
          </table:table-cell>
          <table:table-cell table:formula="oooc:=[.U39]/[.I39]" office:value-type="float" office:value="17.9078936015088">
            <text:p>17.91</text:p>
          </table:table-cell>
          <table:table-cell table:formula="oooc:=[.N39]/[.K39]" office:value-type="float" office:value="1164.01308409807">
            <text:p>1164.01</text:p>
          </table:table-cell>
          <table:table-cell table:formula="oooc:=MAX(10^(FLOOR(LOG([.S39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00000000">
            <text:p>100,000,000</text:p>
          </table:table-cell>
          <table:table-cell table:formula="oooc:=CEILING(([.T40]-[.W40]/2);[.W40])" office:value-type="float" office:value="22.4">
            <text:p>22.4</text:p>
          </table:table-cell>
          <table:table-cell table:formula="oooc:=[.$D40]*[$globals.$C$36]/[.$L40]" office:value-type="float" office:value="448">
            <text:p>448</text:p>
          </table:table-cell>
          <table:table-cell table:formula="oooc:=[.F39]" office:value-type="float" office:value="25.2980971070752">
            <text:p>25.3</text:p>
          </table:table-cell>
          <table:table-cell table:formula="oooc:=[.G39]">
            <text:p/>
          </table:table-cell>
          <table:table-cell/>
          <table:table-cell table:formula="oooc:=[.I39]" office:value-type="float" office:value="65">
            <text:p>6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75">
            <text:p>0.7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47871971.340854">
            <text:p>47871971.34</text:p>
          </table:table-cell>
          <table:table-cell table:formula="oooc:=[.AA36]/[.O40]" office:value-type="float" office:value="13.5361043602355">
            <text:p>13.54</text:p>
          </table:table-cell>
          <table:table-cell table:formula="oooc:=([.D40]/[.C40])/([.T40]/[.S40])" office:value-type="float" office:value="1.03666436435325">
            <text:p>1.04</text:p>
          </table:table-cell>
          <table:table-cell/>
          <table:table-cell table:formula="oooc:=[.N40]^[$globals.$C$25]*[$globals.$C$34]/[.T40]*[.L40]*[.Y40]" office:value-type="float" office:value="103679404.819842">
            <text:p>103679404.82</text:p>
          </table:table-cell>
          <table:table-cell table:formula="oooc:=[.U40]/[.I40]" office:value-type="float" office:value="22.4028021780546">
            <text:p>22.4</text:p>
          </table:table-cell>
          <table:table-cell table:formula="oooc:=[.N40]/[.K40]" office:value-type="float" office:value="1456.18214157355">
            <text:p>1456.18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160000000">
            <text:p>160,000,000</text:p>
          </table:table-cell>
          <table:table-cell table:formula="oooc:=CEILING(([.T41]-[.W41]/2);[.W41])" office:value-type="float" office:value="28.03">
            <text:p>28.03</text:p>
          </table:table-cell>
          <table:table-cell table:formula="oooc:=[.$D41]*[$globals.$C$36]/[.$L41]" office:value-type="float" office:value="560.6">
            <text:p>560.6</text:p>
          </table:table-cell>
          <table:table-cell table:formula="oooc:=[.F40]" office:value-type="float" office:value="25.2980971070752">
            <text:p>25.3</text:p>
          </table:table-cell>
          <table:table-cell table:formula="oooc:=[.G40]">
            <text:p/>
          </table:table-cell>
          <table:table-cell/>
          <table:table-cell table:formula="oooc:=[.I40]" office:value-type="float" office:value="65">
            <text:p>6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75">
            <text:p>0.7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72444982.7313788">
            <text:p>72444982.73</text:p>
          </table:table-cell>
          <table:table-cell table:formula="oooc:=[.AA36]/[.O41]" office:value-type="float" office:value="8.94471881376162">
            <text:p>8.94</text:p>
          </table:table-cell>
          <table:table-cell table:formula="oooc:=([.D41]/[.C41])/([.T41]/[.S41])" office:value-type="float" office:value="0.980759287266961">
            <text:p>0.98</text:p>
          </table:table-cell>
          <table:table-cell/>
          <table:table-cell table:formula="oooc:=[.N41]^[$globals.$C$25]*[$globals.$C$34]/[.T41]*[.L41]*[.Y41]" office:value-type="float" office:value="156898754.770167">
            <text:p>156898754.77</text:p>
          </table:table-cell>
          <table:table-cell table:formula="oooc:=[.U41]/[.I41]" office:value-type="float" office:value="28.0259396552793">
            <text:p>28.03</text:p>
          </table:table-cell>
          <table:table-cell table:formula="oooc:=[.N41]/[.K41]" office:value-type="float" office:value="1821.68607759315">
            <text:p>1821.69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240000000">
            <text:p>240,000,000</text:p>
          </table:table-cell>
          <table:table-cell table:formula="oooc:=CEILING(([.T42]-[.W42]/2);[.W42])" office:value-type="float" office:value="35.06">
            <text:p>35.06</text:p>
          </table:table-cell>
          <table:table-cell table:formula="oooc:=[.$D42]*[$globals.$C$36]/[.$L42]" office:value-type="float" office:value="701.2">
            <text:p>701.2</text:p>
          </table:table-cell>
          <table:table-cell table:formula="oooc:=[.F41]" office:value-type="float" office:value="25.2980971070752">
            <text:p>25.3</text:p>
          </table:table-cell>
          <table:table-cell table:formula="oooc:=[.G41]">
            <text:p/>
          </table:table-cell>
          <table:table-cell/>
          <table:table-cell table:formula="oooc:=[.I41]" office:value-type="float" office:value="65">
            <text:p>6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75">
            <text:p>0.7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09631489.490613">
            <text:p>109631489.49</text:p>
          </table:table-cell>
          <table:table-cell table:formula="oooc:=[.AA36]/[.O42]" office:value-type="float" office:value="5.91071053591296">
            <text:p>5.91</text:p>
          </table:table-cell>
          <table:table-cell table:formula="oooc:=([.D42]/[.C42])/([.T42]/[.S42])" office:value-type="float" office:value="0.989302592354199">
            <text:p>0.99</text:p>
          </table:table-cell>
          <table:table-cell/>
          <table:table-cell table:formula="oooc:=[.N42]^[$globals.$C$25]*[$globals.$C$34]/[.T42]*[.L42]*[.Y42]" office:value-type="float" office:value="237435962.245393">
            <text:p>237435962.25</text:p>
          </table:table-cell>
          <table:table-cell table:formula="oooc:=[.U42]/[.I42]" office:value-type="float" office:value="35.0604932061031">
            <text:p>35.06</text:p>
          </table:table-cell>
          <table:table-cell table:formula="oooc:=[.N42]/[.K42]" office:value-type="float" office:value="2278.9320583967">
            <text:p>2278.93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4.103505041825">
            <text:p>154.1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900000000">
            <text:p>1,900,000,000</text:p>
          </table:table-cell>
          <table:table-cell table:formula="oooc:=CEILING(([.T45]-[.W45]/2);[.W45])" office:value-type="float" office:value="5.18">
            <text:p>5.18</text:p>
          </table:table-cell>
          <table:table-cell table:formula="oooc:=[.$D45]*[$globals.$C$36]/[.$L45]" office:value-type="float" office:value="103.6">
            <text:p>103.6</text:p>
          </table:table-cell>
          <table:table-cell table:formula="oooc:=[.F44]" office:value-type="float" office:value="154.103505041825">
            <text:p>154.1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">
            <text:p>1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570546842.7825">
            <text:p>570546842.78</text:p>
          </table:table-cell>
          <table:table-cell table:formula="oooc:=[.AA44]/[.O45]" office:value-type="float" office:value="34.072574839242">
            <text:p>34.07</text:p>
          </table:table-cell>
          <table:table-cell table:formula="oooc:=([.D45]/[.C45])/([.T45]/[.S45])" office:value-type="float" office:value="1.00056781126931">
            <text:p>1</text:p>
          </table:table-cell>
          <table:table-cell/>
          <table:table-cell table:formula="oooc:=[.N45]^[$globals.$C$25]*[$globals.$C$34]/[.T45]*[.L45]*[.Y45]" office:value-type="float" office:value="1901030713.14452">
            <text:p>1901030713.14</text:p>
          </table:table-cell>
          <table:table-cell table:formula="oooc:=[.U45]/[.I45]" office:value-type="float" office:value="5.17986886160714">
            <text:p>5.18</text:p>
          </table:table-cell>
          <table:table-cell table:formula="oooc:=[.N45]/[.K45]" office:value-type="float" office:value="1812.9541015625">
            <text:p>1812.9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900000000">
            <text:p>2,900,000,000</text:p>
          </table:table-cell>
          <table:table-cell table:formula="oooc:=CEILING(([.T46]-[.W46]/2);[.W46])" office:value-type="float" office:value="6.48">
            <text:p>6.48</text:p>
          </table:table-cell>
          <table:table-cell table:formula="oooc:=[.$D46]*[$globals.$C$36]/[.$L46]" office:value-type="float" office:value="129.6">
            <text:p>129.6</text:p>
          </table:table-cell>
          <table:table-cell table:formula="oooc:=[.F45]" office:value-type="float" office:value="154.103505041825">
            <text:p>154.1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">
            <text:p>1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863412452.320449">
            <text:p>863412452.32</text:p>
          </table:table-cell>
          <table:table-cell table:formula="oooc:=[.AA44]/[.O46]" office:value-type="float" office:value="22.5153111328825">
            <text:p>22.52</text:p>
          </table:table-cell>
          <table:table-cell table:formula="oooc:=([.D46]/[.C46])/([.T46]/[.S46])" office:value-type="float" office:value="0.99201111741095">
            <text:p>0.99</text:p>
          </table:table-cell>
          <table:table-cell/>
          <table:table-cell table:formula="oooc:=[.N46]^[$globals.$C$25]*[$globals.$C$34]/[.T46]*[.L46]*[.Y46]" office:value-type="float" office:value="2876842823.22515">
            <text:p>2876842823.23</text:p>
          </table:table-cell>
          <table:table-cell table:formula="oooc:=[.U46]/[.I46]" office:value-type="float" office:value="6.48002383736926">
            <text:p>6.48</text:p>
          </table:table-cell>
          <table:table-cell table:formula="oooc:=[.N46]/[.K46]" office:value-type="float" office:value="2268.00834307924">
            <text:p>2268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400000000">
            <text:p>4,400,000,000</text:p>
          </table:table-cell>
          <table:table-cell table:formula="oooc:=CEILING(([.T47]-[.W47]/2);[.W47])" office:value-type="float" office:value="8.11">
            <text:p>8.11</text:p>
          </table:table-cell>
          <table:table-cell table:formula="oooc:=[.$D47]*[$globals.$C$36]/[.$L47]" office:value-type="float" office:value="162.2">
            <text:p>162.2</text:p>
          </table:table-cell>
          <table:table-cell table:formula="oooc:=[.F46]" office:value-type="float" office:value="154.103505041825">
            <text:p>154.1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">
            <text:p>1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306607988.90127">
            <text:p>1306607988.9</text:p>
          </table:table-cell>
          <table:table-cell table:formula="oooc:=[.AA44]/[.O47]" office:value-type="float" office:value="14.8782191484587">
            <text:p>14.88</text:p>
          </table:table-cell>
          <table:table-cell table:formula="oooc:=([.D47]/[.C47])/([.T47]/[.S47])" office:value-type="float" office:value="0.989867058759185">
            <text:p>0.99</text:p>
          </table:table-cell>
          <table:table-cell/>
          <table:table-cell table:formula="oooc:=[.N47]^[$globals.$C$25]*[$globals.$C$34]/[.T47]*[.L47]*[.Y47]" office:value-type="float" office:value="4353545985.51027">
            <text:p>4353545985.51</text:p>
          </table:table-cell>
          <table:table-cell table:formula="oooc:=[.U47]/[.I47]" office:value-type="float" office:value="8.10651969282588">
            <text:p>8.11</text:p>
          </table:table-cell>
          <table:table-cell table:formula="oooc:=[.N47]/[.K47]" office:value-type="float" office:value="2837.28189248906">
            <text:p>2837.2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600000000">
            <text:p>6,600,000,000</text:p>
          </table:table-cell>
          <table:table-cell table:formula="oooc:=CEILING(([.T48]-[.W48]/2);[.W48])" office:value-type="float" office:value="10.14">
            <text:p>10.14</text:p>
          </table:table-cell>
          <table:table-cell table:formula="oooc:=[.$D48]*[$globals.$C$36]/[.$L48]" office:value-type="float" office:value="202.8">
            <text:p>202.8</text:p>
          </table:table-cell>
          <table:table-cell table:formula="oooc:=[.F47]" office:value-type="float" office:value="154.103505041825">
            <text:p>154.1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">
            <text:p>1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977298835.65195">
            <text:p>1977298835.65</text:p>
          </table:table-cell>
          <table:table-cell table:formula="oooc:=[.AA44]/[.O48]" office:value-type="float" office:value="9.831594319222">
            <text:p>9.83</text:p>
          </table:table-cell>
          <table:table-cell table:formula="oooc:=([.D48]/[.C48])/([.T48]/[.S48])" office:value-type="float" office:value="0.998094991720712">
            <text:p>1</text:p>
          </table:table-cell>
          <table:table-cell/>
          <table:table-cell table:formula="oooc:=[.N48]^[$globals.$C$25]*[$globals.$C$34]/[.T48]*[.L48]*[.Y48]" office:value-type="float" office:value="6588251014.25057">
            <text:p>6588251014.25</text:p>
          </table:table-cell>
          <table:table-cell table:formula="oooc:=[.U48]/[.I48]" office:value-type="float" office:value="10.1412684859586">
            <text:p>10.14</text:p>
          </table:table-cell>
          <table:table-cell table:formula="oooc:=[.N48]/[.K48]" office:value-type="float" office:value="3549.44397008553">
            <text:p>3549.4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10000000000">
            <text:p>10,000,000,000</text:p>
          </table:table-cell>
          <table:table-cell table:formula="oooc:=CEILING(([.T49]-[.W49]/2);[.W49])" office:value-type="float" office:value="12.69">
            <text:p>12.69</text:p>
          </table:table-cell>
          <table:table-cell table:formula="oooc:=[.$D49]*[$globals.$C$36]/[.$L49]" office:value-type="float" office:value="253.8">
            <text:p>253.8</text:p>
          </table:table-cell>
          <table:table-cell table:formula="oooc:=[.F48]" office:value-type="float" office:value="154.103505041825">
            <text:p>154.1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">
            <text:p>1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992259896.37355">
            <text:p>2992259896.37</text:p>
          </table:table-cell>
          <table:table-cell table:formula="oooc:=[.AA44]/[.O49]" office:value-type="float" office:value="6.49676187003682">
            <text:p>6.5</text:p>
          </table:table-cell>
          <table:table-cell table:formula="oooc:=([.D49]/[.C49])/([.T49]/[.S49])" office:value-type="float" office:value="0.997260555540307">
            <text:p>1</text:p>
          </table:table-cell>
          <table:table-cell/>
          <table:table-cell table:formula="oooc:=[.N49]^[$globals.$C$25]*[$globals.$C$34]/[.T49]*[.L49]*[.Y49]" office:value-type="float" office:value="9970045468.96643">
            <text:p>9970045468.97</text:p>
          </table:table-cell>
          <table:table-cell table:formula="oooc:=[.U49]/[.I49]" office:value-type="float" office:value="12.6867423260952">
            <text:p>12.69</text:p>
          </table:table-cell>
          <table:table-cell table:formula="oooc:=[.N49]/[.K49]" office:value-type="float" office:value="4440.35981413331">
            <text:p>4440.3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5000000000">
            <text:p>15,000,000,000</text:p>
          </table:table-cell>
          <table:table-cell table:formula="oooc:=CEILING(([.T50]-[.W50]/2);[.W50])" office:value-type="float" office:value="15.87">
            <text:p>15.87</text:p>
          </table:table-cell>
          <table:table-cell table:formula="oooc:=[.$D50]*[$globals.$C$36]/[.$L50]" office:value-type="float" office:value="317.4">
            <text:p>317.4</text:p>
          </table:table-cell>
          <table:table-cell table:formula="oooc:=[.F49]" office:value-type="float" office:value="154.103505041825">
            <text:p>154.1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">
            <text:p>1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4528207434.30684">
            <text:p>4528207434.31</text:p>
          </table:table-cell>
          <table:table-cell table:formula="oooc:=[.AA44]/[.O50]" office:value-type="float" office:value="4.29308954636611">
            <text:p>4.29</text:p>
          </table:table-cell>
          <table:table-cell table:formula="oooc:=([.D50]/[.C50])/([.T50]/[.S50])" office:value-type="float" office:value="1.00577734788171">
            <text:p>1.01</text:p>
          </table:table-cell>
          <table:table-cell/>
          <table:table-cell table:formula="oooc:=[.N50]^[$globals.$C$25]*[$globals.$C$34]/[.T50]*[.L50]*[.Y50]" office:value-type="float" office:value="15087738223.4297">
            <text:p>15087738223.43</text:p>
          </table:table-cell>
          <table:table-cell table:formula="oooc:=[.U50]/[.I50]" office:value-type="float" office:value="15.8711339781199">
            <text:p>15.87</text:p>
          </table:table-cell>
          <table:table-cell table:formula="oooc:=[.N50]/[.K50]" office:value-type="float" office:value="5554.89689234196">
            <text:p>5554.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281132894579">
            <text:p>448.28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281132894579">
            <text:p>448.28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281132894579">
            <text:p>448.28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281132894579">
            <text:p>448.28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281132894579">
            <text:p>448.28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281132894579">
            <text:p>448.28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281132894579">
            <text:p>448.28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48.823196477531">
            <text:p>48.82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55">
            <text:p>5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35">
            <text:p>1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5100000">
            <text:p>5,100,000</text:p>
          </table:table-cell>
          <table:table-cell table:formula="oooc:=CEILING(([.T29]-[.W29]/2);[.W29])" office:value-type="float" office:value="2.31">
            <text:p>2.31</text:p>
          </table:table-cell>
          <table:table-cell table:formula="oooc:=[.$D29]*[$globals.$C$36]/[.$L29]" office:value-type="float" office:value="46.2">
            <text:p>46.2</text:p>
          </table:table-cell>
          <table:table-cell table:formula="oooc:=[.F28]" office:value-type="float" office:value="48.823196477531">
            <text:p>48.82</text:p>
          </table:table-cell>
          <table:table-cell table:formula="oooc:=[.G28]">
            <text:p/>
          </table:table-cell>
          <table:table-cell/>
          <table:table-cell table:formula="oooc:=[.I28]" office:value-type="float" office:value="55">
            <text:p>5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35">
            <text:p>1.3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802639.540558621">
            <text:p>802639.54</text:p>
          </table:table-cell>
          <table:table-cell table:formula="oooc:=[.AA28]/[.O29]" office:value-type="float" office:value="26.9112084672116">
            <text:p>26.91</text:p>
          </table:table-cell>
          <table:table-cell table:formula="oooc:=([.D29]/[.C29])/([.T29]/[.S29])" office:value-type="float" office:value="1.00871222889859">
            <text:p>1.01</text:p>
          </table:table-cell>
          <table:table-cell/>
          <table:table-cell table:formula="oooc:=[.N29]^[$globals.$C$25]*[$globals.$C$34]/[.T29]*[.L29]*[.Y29]" office:value-type="float" office:value="5148125.33302906">
            <text:p>5148125.33</text:p>
          </table:table-cell>
          <table:table-cell table:formula="oooc:=[.U29]/[.I29]" office:value-type="float" office:value="2.31165824915825">
            <text:p>2.31</text:p>
          </table:table-cell>
          <table:table-cell table:formula="oooc:=[.N29]/[.K29]" office:value-type="float" office:value="127.141203703704">
            <text:p>127.1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7800000">
            <text:p>7,800,000</text:p>
          </table:table-cell>
          <table:table-cell table:formula="oooc:=CEILING(([.T30]-[.W30]/2);[.W30])" office:value-type="float" office:value="2.89">
            <text:p>2.89</text:p>
          </table:table-cell>
          <table:table-cell table:formula="oooc:=[.$D30]*[$globals.$C$36]/[.$L30]" office:value-type="float" office:value="57.8">
            <text:p>57.8</text:p>
          </table:table-cell>
          <table:table-cell table:formula="oooc:=[.F29]" office:value-type="float" office:value="48.823196477531">
            <text:p>48.82</text:p>
          </table:table-cell>
          <table:table-cell table:formula="oooc:=[.G29]">
            <text:p/>
          </table:table-cell>
          <table:table-cell/>
          <table:table-cell table:formula="oooc:=[.I29]" office:value-type="float" office:value="55">
            <text:p>5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35">
            <text:p>1.3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214639.92450355">
            <text:p>1214639.92</text:p>
          </table:table-cell>
          <table:table-cell table:formula="oooc:=[.AA28]/[.O30]" office:value-type="float" office:value="17.7830479340026">
            <text:p>17.78</text:p>
          </table:table-cell>
          <table:table-cell table:formula="oooc:=([.D30]/[.C30])/([.T30]/[.S30])" office:value-type="float" office:value="0.998154766505002">
            <text:p>1</text:p>
          </table:table-cell>
          <table:table-cell/>
          <table:table-cell table:formula="oooc:=[.N30]^[$globals.$C$25]*[$globals.$C$34]/[.T30]*[.L30]*[.Y30]" office:value-type="float" office:value="7790693.39331725">
            <text:p>7790693.39</text:p>
          </table:table-cell>
          <table:table-cell table:formula="oooc:=[.U30]/[.I30]" office:value-type="float" office:value="2.89188799149426">
            <text:p>2.89</text:p>
          </table:table-cell>
          <table:table-cell table:formula="oooc:=[.N30]/[.K30]" office:value-type="float" office:value="159.053839532184">
            <text:p>159.0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12000000">
            <text:p>12,000,000</text:p>
          </table:table-cell>
          <table:table-cell table:formula="oooc:=CEILING(([.T31]-[.W31]/2);[.W31])" office:value-type="float" office:value="3.62">
            <text:p>3.62</text:p>
          </table:table-cell>
          <table:table-cell table:formula="oooc:=[.$D31]*[$globals.$C$36]/[.$L31]" office:value-type="float" office:value="72.4">
            <text:p>72.4</text:p>
          </table:table-cell>
          <table:table-cell table:formula="oooc:=[.F30]" office:value-type="float" office:value="48.823196477531">
            <text:p>48.82</text:p>
          </table:table-cell>
          <table:table-cell table:formula="oooc:=[.G30]">
            <text:p/>
          </table:table-cell>
          <table:table-cell/>
          <table:table-cell table:formula="oooc:=[.I30]" office:value-type="float" office:value="55">
            <text:p>5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35">
            <text:p>1.3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838122.93270673">
            <text:p>1838122.93</text:p>
          </table:table-cell>
          <table:table-cell table:formula="oooc:=[.AA28]/[.O31]" office:value-type="float" office:value="11.7511182824931">
            <text:p>11.75</text:p>
          </table:table-cell>
          <table:table-cell table:formula="oooc:=([.D31]/[.C31])/([.T31]/[.S31])" office:value-type="float" office:value="0.983085141640952">
            <text:p>0.98</text:p>
          </table:table-cell>
          <table:table-cell/>
          <table:table-cell table:formula="oooc:=[.N31]^[$globals.$C$25]*[$globals.$C$34]/[.T31]*[.L31]*[.Y31]" office:value-type="float" office:value="11789709.772463">
            <text:p>11789709.77</text:p>
          </table:table-cell>
          <table:table-cell table:formula="oooc:=[.U31]/[.I31]" office:value-type="float" office:value="3.61775628313309">
            <text:p>3.62</text:p>
          </table:table-cell>
          <table:table-cell table:formula="oooc:=[.N31]/[.K31]" office:value-type="float" office:value="198.97659557232">
            <text:p>198.98</text:p>
          </table:table-cell>
          <table:table-cell table:formula="oooc:=MAX(10^(FLOOR(LOG([.S3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8000000">
            <text:p>18,000,000</text:p>
          </table:table-cell>
          <table:table-cell table:formula="oooc:=CEILING(([.T32]-[.W32]/2);[.W32])" office:value-type="float" office:value="4.53">
            <text:p>4.53</text:p>
          </table:table-cell>
          <table:table-cell table:formula="oooc:=[.$D32]*[$globals.$C$36]/[.$L32]" office:value-type="float" office:value="90.6">
            <text:p>90.6</text:p>
          </table:table-cell>
          <table:table-cell table:formula="oooc:=[.F31]" office:value-type="float" office:value="48.823196477531">
            <text:p>48.82</text:p>
          </table:table-cell>
          <table:table-cell table:formula="oooc:=[.G31]">
            <text:p/>
          </table:table-cell>
          <table:table-cell/>
          <table:table-cell table:formula="oooc:=[.I31]" office:value-type="float" office:value="55">
            <text:p>5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35">
            <text:p>1.3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781644.04741046">
            <text:p>2781644.05</text:p>
          </table:table-cell>
          <table:table-cell table:formula="oooc:=[.AA28]/[.O32]" office:value-type="float" office:value="7.76519196268418">
            <text:p>7.77</text:p>
          </table:table-cell>
          <table:table-cell table:formula="oooc:=([.D32]/[.C32])/([.T32]/[.S32])" office:value-type="float" office:value="0.992107350773046">
            <text:p>0.99</text:p>
          </table:table-cell>
          <table:table-cell/>
          <table:table-cell table:formula="oooc:=[.N32]^[$globals.$C$25]*[$globals.$C$34]/[.T32]*[.L32]*[.Y32]" office:value-type="float" office:value="17841448.7005919">
            <text:p>17841448.7</text:p>
          </table:table-cell>
          <table:table-cell table:formula="oooc:=[.U32]/[.I32]" office:value-type="float" office:value="4.52581862182921">
            <text:p>4.53</text:p>
          </table:table-cell>
          <table:table-cell table:formula="oooc:=[.N32]/[.K32]" office:value-type="float" office:value="248.920024200606">
            <text:p>248.92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27000000">
            <text:p>27,000,000</text:p>
          </table:table-cell>
          <table:table-cell table:formula="oooc:=CEILING(([.T33]-[.W33]/2);[.W33])" office:value-type="float" office:value="5.66">
            <text:p>5.66</text:p>
          </table:table-cell>
          <table:table-cell table:formula="oooc:=[.$D33]*[$globals.$C$36]/[.$L33]" office:value-type="float" office:value="113.2">
            <text:p>113.2</text:p>
          </table:table-cell>
          <table:table-cell table:formula="oooc:=[.F32]" office:value-type="float" office:value="48.823196477531">
            <text:p>48.82</text:p>
          </table:table-cell>
          <table:table-cell table:formula="oooc:=[.G32]">
            <text:p/>
          </table:table-cell>
          <table:table-cell/>
          <table:table-cell table:formula="oooc:=[.I32]" office:value-type="float" office:value="55">
            <text:p>5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35">
            <text:p>1.3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209481.02480834">
            <text:p>4209481.02</text:p>
          </table:table-cell>
          <table:table-cell table:formula="oooc:=[.AA28]/[.O33]" office:value-type="float" office:value="5.13127387264644">
            <text:p>5.13</text:p>
          </table:table-cell>
          <table:table-cell table:formula="oooc:=([.D33]/[.C33])/([.T33]/[.S33])" office:value-type="float" office:value="0.999665721357558">
            <text:p>1</text:p>
          </table:table-cell>
          <table:table-cell/>
          <table:table-cell table:formula="oooc:=[.N33]^[$globals.$C$25]*[$globals.$C$34]/[.T33]*[.L33]*[.Y33]" office:value-type="float" office:value="26999586.7480418">
            <text:p>26999586.75</text:p>
          </table:table-cell>
          <table:table-cell table:formula="oooc:=[.U33]/[.I33]" office:value-type="float" office:value="5.6618059909655">
            <text:p>5.66</text:p>
          </table:table-cell>
          <table:table-cell table:formula="oooc:=[.N33]/[.K33]" office:value-type="float" office:value="311.399329503102">
            <text:p>311.4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41000000">
            <text:p>41,000,000</text:p>
          </table:table-cell>
          <table:table-cell table:formula="oooc:=CEILING(([.T34]-[.W34]/2);[.W34])" office:value-type="float" office:value="7.08">
            <text:p>7.08</text:p>
          </table:table-cell>
          <table:table-cell table:formula="oooc:=[.$D34]*[$globals.$C$36]/[.$L34]" office:value-type="float" office:value="141.6">
            <text:p>141.6</text:p>
          </table:table-cell>
          <table:table-cell table:formula="oooc:=[.F33]" office:value-type="float" office:value="48.823196477531">
            <text:p>48.82</text:p>
          </table:table-cell>
          <table:table-cell table:formula="oooc:=[.G33]">
            <text:p/>
          </table:table-cell>
          <table:table-cell/>
          <table:table-cell table:formula="oooc:=[.I33]" office:value-type="float" office:value="55">
            <text:p>5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35">
            <text:p>1.3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6370236.52063515">
            <text:p>6370236.52</text:p>
          </table:table-cell>
          <table:table-cell table:formula="oooc:=[.AA28]/[.O34]" office:value-type="float" office:value="3.39076891886683">
            <text:p>3.39</text:p>
          </table:table-cell>
          <table:table-cell table:formula="oooc:=([.D34]/[.C34])/([.T34]/[.S34])" office:value-type="float" office:value="0.996140728378056">
            <text:p>1</text:p>
          </table:table-cell>
          <table:table-cell/>
          <table:table-cell table:formula="oooc:=[.N34]^[$globals.$C$25]*[$globals.$C$34]/[.T34]*[.L34]*[.Y34]" office:value-type="float" office:value="40858659.8991176">
            <text:p>40858659.9</text:p>
          </table:table-cell>
          <table:table-cell table:formula="oooc:=[.U34]/[.I34]" office:value-type="float" office:value="7.08292792042484">
            <text:p>7.08</text:p>
          </table:table-cell>
          <table:table-cell table:formula="oooc:=[.N34]/[.K34]" office:value-type="float" office:value="389.561035623366">
            <text:p>389.56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66.9035285924361">
            <text:p>66.9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800">
            <text:p>80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15">
            <text:p>0.1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74000000">
            <text:p>74,000,000</text:p>
          </table:table-cell>
          <table:table-cell table:formula="oooc:=CEILING(([.T37]-[.W37]/2);[.W37])" office:value-type="float" office:value="4.65">
            <text:p>4.65</text:p>
          </table:table-cell>
          <table:table-cell table:formula="oooc:=[.$D37]*[$globals.$C$36]/[.$L37]" office:value-type="float" office:value="93">
            <text:p>93</text:p>
          </table:table-cell>
          <table:table-cell table:formula="oooc:=[.F36]" office:value-type="float" office:value="66.9035285924361">
            <text:p>66.9</text:p>
          </table:table-cell>
          <table:table-cell table:formula="oooc:=[.G36]">
            <text:p/>
          </table:table-cell>
          <table:table-cell/>
          <table:table-cell table:formula="oooc:=[.I36]" office:value-type="float" office:value="800">
            <text:p>80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15">
            <text:p>0.1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762678.21674946">
            <text:p>2762678.22</text:p>
          </table:table-cell>
          <table:table-cell table:formula="oooc:=[.AA36]/[.O37]" office:value-type="float" office:value="234.555003934708">
            <text:p>234.56</text:p>
          </table:table-cell>
          <table:table-cell table:formula="oooc:=([.D37]/[.C37])/([.T37]/[.S37])" office:value-type="float" office:value="0.995444722005531">
            <text:p>1</text:p>
          </table:table-cell>
          <table:table-cell/>
          <table:table-cell table:formula="oooc:=[.N37]^[$globals.$C$25]*[$globals.$C$34]/[.T37]*[.L37]*[.Y37]" office:value-type="float" office:value="73640735.4735382">
            <text:p>73640735.47</text:p>
          </table:table-cell>
          <table:table-cell table:formula="oooc:=[.U37]/[.I37]" office:value-type="float" office:value="4.64860026041667">
            <text:p>4.65</text:p>
          </table:table-cell>
          <table:table-cell table:formula="oooc:=[.N37]/[.K37]" office:value-type="float" office:value="3718.88020833333">
            <text:p>3718.8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10000000">
            <text:p>110,000,000</text:p>
          </table:table-cell>
          <table:table-cell table:formula="oooc:=CEILING(([.T38]-[.W38]/2);[.W38])" office:value-type="float" office:value="5.82">
            <text:p>5.82</text:p>
          </table:table-cell>
          <table:table-cell table:formula="oooc:=[.$D38]*[$globals.$C$36]/[.$L38]" office:value-type="float" office:value="116.4">
            <text:p>116.4</text:p>
          </table:table-cell>
          <table:table-cell table:formula="oooc:=[.F37]" office:value-type="float" office:value="66.9035285924361">
            <text:p>66.9</text:p>
          </table:table-cell>
          <table:table-cell table:formula="oooc:=[.G37]">
            <text:p/>
          </table:table-cell>
          <table:table-cell/>
          <table:table-cell table:formula="oooc:=[.I37]" office:value-type="float" office:value="800">
            <text:p>80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15">
            <text:p>0.1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180779.90312401">
            <text:p>4180779.9</text:p>
          </table:table-cell>
          <table:table-cell table:formula="oooc:=[.AA36]/[.O38]" office:value-type="float" office:value="154.995004524346">
            <text:p>155</text:p>
          </table:table-cell>
          <table:table-cell table:formula="oooc:=([.D38]/[.C38])/([.T38]/[.S38])" office:value-type="float" office:value="1.01390059373912">
            <text:p>1.01</text:p>
          </table:table-cell>
          <table:table-cell/>
          <table:table-cell table:formula="oooc:=[.N38]^[$globals.$C$25]*[$globals.$C$34]/[.T38]*[.L38]*[.Y38]" office:value-type="float" office:value="111441030.320673">
            <text:p>111441030.32</text:p>
          </table:table-cell>
          <table:table-cell table:formula="oooc:=[.U38]/[.I38]" office:value-type="float" office:value="5.81540600789549">
            <text:p>5.82</text:p>
          </table:table-cell>
          <table:table-cell table:formula="oooc:=[.N38]/[.K38]" office:value-type="float" office:value="4652.32480631639">
            <text:p>4652.3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70000000">
            <text:p>170,000,000</text:p>
          </table:table-cell>
          <table:table-cell table:formula="oooc:=CEILING(([.T39]-[.W39]/2);[.W39])" office:value-type="float" office:value="7.28">
            <text:p>7.28</text:p>
          </table:table-cell>
          <table:table-cell table:formula="oooc:=[.$D39]*[$globals.$C$36]/[.$L39]" office:value-type="float" office:value="145.6">
            <text:p>145.6</text:p>
          </table:table-cell>
          <table:table-cell table:formula="oooc:=[.F38]" office:value-type="float" office:value="66.9035285924361">
            <text:p>66.9</text:p>
          </table:table-cell>
          <table:table-cell table:formula="oooc:=[.G38]">
            <text:p/>
          </table:table-cell>
          <table:table-cell/>
          <table:table-cell table:formula="oooc:=[.I38]" office:value-type="float" office:value="800">
            <text:p>80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15">
            <text:p>0.1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326802.91624089">
            <text:p>6326802.92</text:p>
          </table:table-cell>
          <table:table-cell table:formula="oooc:=[.AA36]/[.O39]" office:value-type="float" office:value="102.421398070831">
            <text:p>102.42</text:p>
          </table:table-cell>
          <table:table-cell table:formula="oooc:=([.D39]/[.C39])/([.T39]/[.S39])" office:value-type="float" office:value="0.992696975325687">
            <text:p>0.99</text:p>
          </table:table-cell>
          <table:table-cell/>
          <table:table-cell table:formula="oooc:=[.N39]^[$globals.$C$25]*[$globals.$C$34]/[.T39]*[.L39]*[.Y39]" office:value-type="float" office:value="168644475.901465">
            <text:p>168644475.9</text:p>
          </table:table-cell>
          <table:table-cell table:formula="oooc:=[.U39]/[.I39]" office:value-type="float" office:value="7.27508177561297">
            <text:p>7.28</text:p>
          </table:table-cell>
          <table:table-cell table:formula="oooc:=[.N39]/[.K39]" office:value-type="float" office:value="5820.06542049037">
            <text:p>5820.07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260000000">
            <text:p>260,000,000</text:p>
          </table:table-cell>
          <table:table-cell table:formula="oooc:=CEILING(([.T40]-[.W40]/2);[.W40])" office:value-type="float" office:value="9.1">
            <text:p>9.1</text:p>
          </table:table-cell>
          <table:table-cell table:formula="oooc:=[.$D40]*[$globals.$C$36]/[.$L40]" office:value-type="float" office:value="182">
            <text:p>182</text:p>
          </table:table-cell>
          <table:table-cell table:formula="oooc:=[.F39]" office:value-type="float" office:value="66.9035285924361">
            <text:p>66.9</text:p>
          </table:table-cell>
          <table:table-cell table:formula="oooc:=[.G39]">
            <text:p/>
          </table:table-cell>
          <table:table-cell/>
          <table:table-cell table:formula="oooc:=[.I39]" office:value-type="float" office:value="800">
            <text:p>80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15">
            <text:p>0.1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574394.26817079">
            <text:p>9574394.27</text:p>
          </table:table-cell>
          <table:table-cell table:formula="oooc:=[.AA36]/[.O40]" office:value-type="float" office:value="67.6805218011773">
            <text:p>67.68</text:p>
          </table:table-cell>
          <table:table-cell table:formula="oooc:=([.D40]/[.C40])/([.T40]/[.S40])" office:value-type="float" office:value="0.981457386369942">
            <text:p>0.98</text:p>
          </table:table-cell>
          <table:table-cell/>
          <table:table-cell table:formula="oooc:=[.N40]^[$globals.$C$25]*[$globals.$C$34]/[.T40]*[.L40]*[.Y40]" office:value-type="float" office:value="255210842.633457">
            <text:p>255210842.63</text:p>
          </table:table-cell>
          <table:table-cell table:formula="oooc:=[.U40]/[.I40]" office:value-type="float" office:value="9.10113838483469">
            <text:p>9.1</text:p>
          </table:table-cell>
          <table:table-cell table:formula="oooc:=[.N40]/[.K40]" office:value-type="float" office:value="7280.91070786775">
            <text:p>7280.91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390000000">
            <text:p>390,000,000</text:p>
          </table:table-cell>
          <table:table-cell table:formula="oooc:=CEILING(([.T41]-[.W41]/2);[.W41])" office:value-type="float" office:value="11.39">
            <text:p>11.39</text:p>
          </table:table-cell>
          <table:table-cell table:formula="oooc:=[.$D41]*[$globals.$C$36]/[.$L41]" office:value-type="float" office:value="227.8">
            <text:p>227.8</text:p>
          </table:table-cell>
          <table:table-cell table:formula="oooc:=[.F40]" office:value-type="float" office:value="66.9035285924361">
            <text:p>66.9</text:p>
          </table:table-cell>
          <table:table-cell table:formula="oooc:=[.G40]">
            <text:p/>
          </table:table-cell>
          <table:table-cell/>
          <table:table-cell table:formula="oooc:=[.I40]" office:value-type="float" office:value="800">
            <text:p>80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15">
            <text:p>0.1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488996.5462758">
            <text:p>14488996.55</text:p>
          </table:table-cell>
          <table:table-cell table:formula="oooc:=[.AA36]/[.O41]" office:value-type="float" office:value="44.7235940688081">
            <text:p>44.72</text:p>
          </table:table-cell>
          <table:table-cell table:formula="oooc:=([.D41]/[.C41])/([.T41]/[.S41])" office:value-type="float" office:value="0.990676094390965">
            <text:p>0.99</text:p>
          </table:table-cell>
          <table:table-cell/>
          <table:table-cell table:formula="oooc:=[.N41]^[$globals.$C$25]*[$globals.$C$34]/[.T41]*[.L41]*[.Y41]" office:value-type="float" office:value="386212319.434256">
            <text:p>386212319.43</text:p>
          </table:table-cell>
          <table:table-cell table:formula="oooc:=[.U41]/[.I41]" office:value-type="float" office:value="11.3855379849572">
            <text:p>11.39</text:p>
          </table:table-cell>
          <table:table-cell table:formula="oooc:=[.N41]/[.K41]" office:value-type="float" office:value="9108.43038796576">
            <text:p>9108.4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580000000">
            <text:p>580,000,000</text:p>
          </table:table-cell>
          <table:table-cell table:formula="oooc:=CEILING(([.T42]-[.W42]/2);[.W42])" office:value-type="float" office:value="14.24">
            <text:p>14.24</text:p>
          </table:table-cell>
          <table:table-cell table:formula="oooc:=[.$D42]*[$globals.$C$36]/[.$L42]" office:value-type="float" office:value="284.8">
            <text:p>284.8</text:p>
          </table:table-cell>
          <table:table-cell table:formula="oooc:=[.F41]" office:value-type="float" office:value="66.9035285924361">
            <text:p>66.9</text:p>
          </table:table-cell>
          <table:table-cell table:formula="oooc:=[.G41]">
            <text:p/>
          </table:table-cell>
          <table:table-cell/>
          <table:table-cell table:formula="oooc:=[.I41]" office:value-type="float" office:value="800">
            <text:p>80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15">
            <text:p>0.1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1926297.8981227">
            <text:p>21926297.9</text:p>
          </table:table-cell>
          <table:table-cell table:formula="oooc:=[.AA36]/[.O42]" office:value-type="float" office:value="29.5535526795648">
            <text:p>29.55</text:p>
          </table:table-cell>
          <table:table-cell table:formula="oooc:=([.D42]/[.C42])/([.T42]/[.S42])" office:value-type="float" office:value="1.00745051872507">
            <text:p>1.01</text:p>
          </table:table-cell>
          <table:table-cell/>
          <table:table-cell table:formula="oooc:=[.N42]^[$globals.$C$25]*[$globals.$C$34]/[.T42]*[.L42]*[.Y42]" office:value-type="float" office:value="584457753.21943">
            <text:p>584457753.22</text:p>
          </table:table-cell>
          <table:table-cell table:formula="oooc:=[.U42]/[.I42]" office:value-type="float" office:value="14.2433253649794">
            <text:p>14.24</text:p>
          </table:table-cell>
          <table:table-cell table:formula="oooc:=[.N42]/[.K42]" office:value-type="float" office:value="11394.6602919835">
            <text:p>11394.66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4.627270703584">
            <text:p>124.63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170">
            <text:p>17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88">
            <text:p>6.88</text:p>
          </table:table-cell>
          <table:table-cell table:formula="oooc:=[.$D45]*[$globals.$C$36]/[.$L45]" office:value-type="float" office:value="137.6">
            <text:p>137.6</text:p>
          </table:table-cell>
          <table:table-cell table:formula="oooc:=[.F44]" office:value-type="float" office:value="124.627270703584">
            <text:p>124.63</text:p>
          </table:table-cell>
          <table:table-cell table:formula="oooc:=[.G44]">
            <text:p/>
          </table:table-cell>
          <table:table-cell/>
          <table:table-cell table:formula="oooc:=[.I44]" office:value-type="float" office:value="170">
            <text:p>17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.55">
            <text:p>1.5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884347606.312875">
            <text:p>884347606.31</text:p>
          </table:table-cell>
          <table:table-cell table:formula="oooc:=[.AA44]/[.O45]" office:value-type="float" office:value="21.9823063478981">
            <text:p>21.98</text:p>
          </table:table-cell>
          <table:table-cell table:formula="oooc:=([.D45]/[.C45])/([.T45]/[.S45])" office:value-type="float" office:value="1.02224718072409">
            <text:p>1.02</text:p>
          </table:table-cell>
          <table:table-cell/>
          <table:table-cell table:formula="oooc:=[.N45]^[$globals.$C$25]*[$globals.$C$34]/[.T45]*[.L45]*[.Y45]" office:value-type="float" office:value="1431204551.18166">
            <text:p>1431204551.18</text:p>
          </table:table-cell>
          <table:table-cell table:formula="oooc:=[.U45]/[.I45]" office:value-type="float" office:value="6.88028122035104">
            <text:p>6.88</text:p>
          </table:table-cell>
          <table:table-cell table:formula="oooc:=[.N45]/[.K45]" office:value-type="float" office:value="1169.64780745968">
            <text:p>1169.6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200000000">
            <text:p>2,200,000,000</text:p>
          </table:table-cell>
          <table:table-cell table:formula="oooc:=CEILING(([.T46]-[.W46]/2);[.W46])" office:value-type="float" office:value="8.61">
            <text:p>8.61</text:p>
          </table:table-cell>
          <table:table-cell table:formula="oooc:=[.$D46]*[$globals.$C$36]/[.$L46]" office:value-type="float" office:value="172.2">
            <text:p>172.2</text:p>
          </table:table-cell>
          <table:table-cell table:formula="oooc:=[.F45]" office:value-type="float" office:value="124.627270703584">
            <text:p>124.63</text:p>
          </table:table-cell>
          <table:table-cell table:formula="oooc:=[.G45]">
            <text:p/>
          </table:table-cell>
          <table:table-cell/>
          <table:table-cell table:formula="oooc:=[.I45]" office:value-type="float" office:value="170">
            <text:p>17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.55">
            <text:p>1.5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1338289301.0967">
            <text:p>1338289301.1</text:p>
          </table:table-cell>
          <table:table-cell table:formula="oooc:=[.AA44]/[.O46]" office:value-type="float" office:value="14.5260071825049">
            <text:p>14.53</text:p>
          </table:table-cell>
          <table:table-cell table:formula="oooc:=([.D46]/[.C46])/([.T46]/[.S46])" office:value-type="float" office:value="0.98479345220361">
            <text:p>0.98</text:p>
          </table:table-cell>
          <table:table-cell/>
          <table:table-cell table:formula="oooc:=[.N46]^[$globals.$C$25]*[$globals.$C$34]/[.T46]*[.L46]*[.Y46]" office:value-type="float" office:value="2165851668.34236">
            <text:p>2165851668.34</text:p>
          </table:table-cell>
          <table:table-cell table:formula="oooc:=[.U46]/[.I46]" office:value-type="float" office:value="8.60724228872578">
            <text:p>8.61</text:p>
          </table:table-cell>
          <table:table-cell table:formula="oooc:=[.N46]/[.K46]" office:value-type="float" office:value="1463.23118908338">
            <text:p>1463.23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300000000">
            <text:p>3,300,000,000</text:p>
          </table:table-cell>
          <table:table-cell table:formula="oooc:=CEILING(([.T47]-[.W47]/2);[.W47])" office:value-type="float" office:value="10.77">
            <text:p>10.77</text:p>
          </table:table-cell>
          <table:table-cell table:formula="oooc:=[.$D47]*[$globals.$C$36]/[.$L47]" office:value-type="float" office:value="215.4">
            <text:p>215.4</text:p>
          </table:table-cell>
          <table:table-cell table:formula="oooc:=[.F46]" office:value-type="float" office:value="124.627270703584">
            <text:p>124.63</text:p>
          </table:table-cell>
          <table:table-cell table:formula="oooc:=[.G46]">
            <text:p/>
          </table:table-cell>
          <table:table-cell/>
          <table:table-cell table:formula="oooc:=[.I46]" office:value-type="float" office:value="170">
            <text:p>17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.55">
            <text:p>1.5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2025242382.79697">
            <text:p>2025242382.8</text:p>
          </table:table-cell>
          <table:table-cell table:formula="oooc:=[.AA44]/[.O47]" office:value-type="float" office:value="9.59885106352176">
            <text:p>9.6</text:p>
          </table:table-cell>
          <table:table-cell table:formula="oooc:=([.D47]/[.C47])/([.T47]/[.S47])" office:value-type="float" office:value="0.993426196149925">
            <text:p>0.99</text:p>
          </table:table-cell>
          <table:table-cell/>
          <table:table-cell table:formula="oooc:=[.N47]^[$globals.$C$25]*[$globals.$C$34]/[.T47]*[.L47]*[.Y47]" office:value-type="float" office:value="3277598191.94844">
            <text:p>3277598191.95</text:p>
          </table:table-cell>
          <table:table-cell table:formula="oooc:=[.U47]/[.I47]" office:value-type="float" office:value="10.7676732162773">
            <text:p>10.77</text:p>
          </table:table-cell>
          <table:table-cell table:formula="oooc:=[.N47]/[.K47]" office:value-type="float" office:value="1830.50444676713">
            <text:p>1830.5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000000000">
            <text:p>5,000,000,000</text:p>
          </table:table-cell>
          <table:table-cell table:formula="oooc:=CEILING(([.T48]-[.W48]/2);[.W48])" office:value-type="float" office:value="13.47">
            <text:p>13.47</text:p>
          </table:table-cell>
          <table:table-cell table:formula="oooc:=[.$D48]*[$globals.$C$36]/[.$L48]" office:value-type="float" office:value="269.4">
            <text:p>269.4</text:p>
          </table:table-cell>
          <table:table-cell table:formula="oooc:=[.F47]" office:value-type="float" office:value="124.627270703584">
            <text:p>124.63</text:p>
          </table:table-cell>
          <table:table-cell table:formula="oooc:=[.G47]">
            <text:p/>
          </table:table-cell>
          <table:table-cell/>
          <table:table-cell table:formula="oooc:=[.I47]" office:value-type="float" office:value="170">
            <text:p>17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.55">
            <text:p>1.5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3064813195.26052">
            <text:p>3064813195.26</text:p>
          </table:table-cell>
          <table:table-cell table:formula="oooc:=[.AA44]/[.O48]" office:value-type="float" office:value="6.34296407691742">
            <text:p>6.34</text:p>
          </table:table-cell>
          <table:table-cell table:formula="oooc:=([.D48]/[.C48])/([.T48]/[.S48])" office:value-type="float" office:value="0.991974706738353">
            <text:p>0.99</text:p>
          </table:table-cell>
          <table:table-cell/>
          <table:table-cell table:formula="oooc:=[.N48]^[$globals.$C$25]*[$globals.$C$34]/[.T48]*[.L48]*[.Y48]" office:value-type="float" office:value="4960011835.01435">
            <text:p>4960011835.01</text:p>
          </table:table-cell>
          <table:table-cell table:formula="oooc:=[.U48]/[.I48]" office:value-type="float" office:value="13.4703755980475">
            <text:p>13.47</text:p>
          </table:table-cell>
          <table:table-cell table:formula="oooc:=[.N48]/[.K48]" office:value-type="float" office:value="2289.96385166808">
            <text:p>2289.96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500000000">
            <text:p>7,500,000,000</text:p>
          </table:table-cell>
          <table:table-cell table:formula="oooc:=CEILING(([.T49]-[.W49]/2);[.W49])" office:value-type="float" office:value="16.85">
            <text:p>16.85</text:p>
          </table:table-cell>
          <table:table-cell table:formula="oooc:=[.$D49]*[$globals.$C$36]/[.$L49]" office:value-type="float" office:value="337">
            <text:p>337</text:p>
          </table:table-cell>
          <table:table-cell table:formula="oooc:=[.F48]" office:value-type="float" office:value="124.627270703584">
            <text:p>124.63</text:p>
          </table:table-cell>
          <table:table-cell table:formula="oooc:=[.G48]">
            <text:p/>
          </table:table-cell>
          <table:table-cell/>
          <table:table-cell table:formula="oooc:=[.I48]" office:value-type="float" office:value="170">
            <text:p>17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.55">
            <text:p>1.5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4638002839.379">
            <text:p>4638002839.38</text:p>
          </table:table-cell>
          <table:table-cell table:formula="oooc:=[.AA44]/[.O49]" office:value-type="float" office:value="4.1914592709915">
            <text:p>4.19</text:p>
          </table:table-cell>
          <table:table-cell table:formula="oooc:=([.D49]/[.C49])/([.T49]/[.S49])" office:value-type="float" office:value="1.00071592706875">
            <text:p>1</text:p>
          </table:table-cell>
          <table:table-cell/>
          <table:table-cell table:formula="oooc:=[.N49]^[$globals.$C$25]*[$globals.$C$34]/[.T49]*[.L49]*[.Y49]" office:value-type="float" office:value="7506019945.92186">
            <text:p>7506019945.92</text:p>
          </table:table-cell>
          <table:table-cell table:formula="oooc:=[.U49]/[.I49]" office:value-type="float" office:value="16.8514603951928">
            <text:p>16.85</text:p>
          </table:table-cell>
          <table:table-cell table:formula="oooc:=[.N49]/[.K49]" office:value-type="float" office:value="2864.74826718278">
            <text:p>2864.7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08">
            <text:p>21.08</text:p>
          </table:table-cell>
          <table:table-cell table:formula="oooc:=[.$D50]*[$globals.$C$36]/[.$L50]" office:value-type="float" office:value="421.6">
            <text:p>421.6</text:p>
          </table:table-cell>
          <table:table-cell table:formula="oooc:=[.F49]" office:value-type="float" office:value="124.627270703584">
            <text:p>124.63</text:p>
          </table:table-cell>
          <table:table-cell table:formula="oooc:=[.G49]">
            <text:p/>
          </table:table-cell>
          <table:table-cell/>
          <table:table-cell table:formula="oooc:=[.I49]" office:value-type="float" office:value="170">
            <text:p>17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.55">
            <text:p>1.5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7018721523.17561">
            <text:p>7018721523.18</text:p>
          </table:table-cell>
          <table:table-cell table:formula="oooc:=[.AA44]/[.O50]" office:value-type="float" office:value="2.76973519120394">
            <text:p>2.77</text:p>
          </table:table-cell>
          <table:table-cell table:formula="oooc:=([.D50]/[.C50])/([.T50]/[.S50])" office:value-type="float" office:value="1.03256940862456">
            <text:p>1.03</text:p>
          </table:table-cell>
          <table:table-cell/>
          <table:table-cell table:formula="oooc:=[.N50]^[$globals.$C$25]*[$globals.$C$34]/[.T50]*[.L50]*[.Y50]" office:value-type="float" office:value="11358911491.0678">
            <text:p>11358911491.07</text:p>
          </table:table-cell>
          <table:table-cell table:formula="oooc:=[.U50]/[.I50]" office:value-type="float" office:value="21.0812026274837">
            <text:p>21.08</text:p>
          </table:table-cell>
          <table:table-cell table:formula="oooc:=[.N50]/[.K50]" office:value-type="float" office:value="3583.80444667223">
            <text:p>3583.8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155.452240617252">
            <text:p>155.45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50">
            <text:p>2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19000000000">
            <text:p>19,000,000,000</text:p>
          </table:table-cell>
          <table:table-cell table:formula="oooc:=CEILING(([.T53]-[.W53]/2);[.W53])" office:value-type="float" office:value="15.21">
            <text:p>15.21</text:p>
          </table:table-cell>
          <table:table-cell table:formula="oooc:=[.$D53]*[$globals.$C$36]/[.$L53]" office:value-type="float" office:value="304.2">
            <text:p>304.2</text:p>
          </table:table-cell>
          <table:table-cell table:formula="oooc:=[.F52]" office:value-type="float" office:value="155.452240617252">
            <text:p>155.45</text:p>
          </table:table-cell>
          <table:table-cell table:formula="oooc:=[.G52]">
            <text:p/>
          </table:table-cell>
          <table:table-cell/>
          <table:table-cell table:formula="oooc:=[.I52]" office:value-type="float" office:value="250">
            <text:p>2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55">
            <text:p>1.5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27395249923.3372">
            <text:p>27395249923.34</text:p>
          </table:table-cell>
          <table:table-cell table:formula="oooc:=[.AA52]/[.O53]" office:value-type="float" office:value="21.2883620931375">
            <text:p>21.29</text:p>
          </table:table-cell>
          <table:table-cell table:formula="oooc:=([.D53]/[.C53])/([.T53]/[.S53])" office:value-type="float" office:value="0.980740620675585">
            <text:p>0.98</text:p>
          </table:table-cell>
          <table:table-cell/>
          <table:table-cell table:formula="oooc:=[.N53]^[$globals.$C$25]*[$globals.$C$34]/[.T53]*[.L53]*[.Y53]" office:value-type="float" office:value="18628462578.2367">
            <text:p>18628462578.24</text:p>
          </table:table-cell>
          <table:table-cell table:formula="oooc:=[.U53]/[.I53]" office:value-type="float" office:value="15.2054214969758">
            <text:p>15.21</text:p>
          </table:table-cell>
          <table:table-cell table:formula="oooc:=[.N53]/[.K53]" office:value-type="float" office:value="3801.35537424395">
            <text:p>3801.36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28000000000">
            <text:p>28,000,000,000</text:p>
          </table:table-cell>
          <table:table-cell table:formula="oooc:=CEILING(([.T54]-[.W54]/2);[.W54])" office:value-type="float" office:value="19.02">
            <text:p>19.02</text:p>
          </table:table-cell>
          <table:table-cell table:formula="oooc:=[.$D54]*[$globals.$C$36]/[.$L54]" office:value-type="float" office:value="380.4">
            <text:p>380.4</text:p>
          </table:table-cell>
          <table:table-cell table:formula="oooc:=[.F53]" office:value-type="float" office:value="155.452240617252">
            <text:p>155.45</text:p>
          </table:table-cell>
          <table:table-cell table:formula="oooc:=[.G53]">
            <text:p/>
          </table:table-cell>
          <table:table-cell/>
          <table:table-cell table:formula="oooc:=[.I53]" office:value-type="float" office:value="250">
            <text:p>2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55">
            <text:p>1.5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1457419697.3641">
            <text:p>41457419697.36</text:p>
          </table:table-cell>
          <table:table-cell table:formula="oooc:=[.AA52]/[.O54]" office:value-type="float" office:value="14.0674456890302">
            <text:p>14.07</text:p>
          </table:table-cell>
          <table:table-cell table:formula="oooc:=([.D54]/[.C54])/([.T54]/[.S54])" office:value-type="float" office:value="1.00670029157535">
            <text:p>1.01</text:p>
          </table:table-cell>
          <table:table-cell/>
          <table:table-cell table:formula="oooc:=[.N54]^[$globals.$C$25]*[$globals.$C$34]/[.T54]*[.L54]*[.Y54]" office:value-type="float" office:value="28190580249.6335">
            <text:p>28190580249.63</text:p>
          </table:table-cell>
          <table:table-cell table:formula="oooc:=[.U54]/[.I54]" office:value-type="float" office:value="19.022005458084">
            <text:p>19.02</text:p>
          </table:table-cell>
          <table:table-cell table:formula="oooc:=[.N54]/[.K54]" office:value-type="float" office:value="4755.50136452099">
            <text:p>4755.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43000000000">
            <text:p>43,000,000,000</text:p>
          </table:table-cell>
          <table:table-cell table:formula="oooc:=CEILING(([.T55]-[.W55]/2);[.W55])" office:value-type="float" office:value="23.8">
            <text:p>23.8</text:p>
          </table:table-cell>
          <table:table-cell table:formula="oooc:=[.$D55]*[$globals.$C$36]/[.$L55]" office:value-type="float" office:value="476">
            <text:p>476</text:p>
          </table:table-cell>
          <table:table-cell table:formula="oooc:=[.F54]" office:value-type="float" office:value="155.452240617252">
            <text:p>155.45</text:p>
          </table:table-cell>
          <table:table-cell table:formula="oooc:=[.G54]">
            <text:p/>
          </table:table-cell>
          <table:table-cell/>
          <table:table-cell table:formula="oooc:=[.I54]" office:value-type="float" office:value="250">
            <text:p>2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55">
            <text:p>1.5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2737797712.1235">
            <text:p>62737797712.12</text:p>
          </table:table-cell>
          <table:table-cell table:formula="oooc:=[.AA52]/[.O55]" office:value-type="float" office:value="9.29583156036257">
            <text:p>9.3</text:p>
          </table:table-cell>
          <table:table-cell table:formula="oooc:=([.D55]/[.C55])/([.T55]/[.S55])" office:value-type="float" office:value="0.992259755510568">
            <text:p>0.99</text:p>
          </table:table-cell>
          <table:table-cell/>
          <table:table-cell table:formula="oooc:=[.N55]^[$globals.$C$25]*[$globals.$C$34]/[.T55]*[.L55]*[.Y55]" office:value-type="float" office:value="42660998537.7681">
            <text:p>42660998537.77</text:p>
          </table:table-cell>
          <table:table-cell table:formula="oooc:=[.U55]/[.I55]" office:value-type="float" office:value="23.7965578079727">
            <text:p>23.8</text:p>
          </table:table-cell>
          <table:table-cell table:formula="oooc:=[.N55]/[.K55]" office:value-type="float" office:value="5949.13945199318">
            <text:p>5949.1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65000000000">
            <text:p>65,000,000,000</text:p>
          </table:table-cell>
          <table:table-cell table:formula="oooc:=CEILING(([.T56]-[.W56]/2);[.W56])" office:value-type="float" office:value="29.77">
            <text:p>29.77</text:p>
          </table:table-cell>
          <table:table-cell table:formula="oooc:=[.$D56]*[$globals.$C$36]/[.$L56]" office:value-type="float" office:value="595.4">
            <text:p>595.4</text:p>
          </table:table-cell>
          <table:table-cell table:formula="oooc:=[.F55]" office:value-type="float" office:value="155.452240617252">
            <text:p>155.45</text:p>
          </table:table-cell>
          <table:table-cell table:formula="oooc:=[.G55]">
            <text:p/>
          </table:table-cell>
          <table:table-cell/>
          <table:table-cell table:formula="oooc:=[.I55]" office:value-type="float" office:value="250">
            <text:p>2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55">
            <text:p>1.5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94941539789.5008">
            <text:p>94941539789.5</text:p>
          </table:table-cell>
          <table:table-cell table:formula="oooc:=[.AA52]/[.O56]" office:value-type="float" office:value="6.14272742250694">
            <text:p>6.14</text:p>
          </table:table-cell>
          <table:table-cell table:formula="oooc:=([.D56]/[.C56])/([.T56]/[.S56])" office:value-type="float" office:value="0.993233860497797">
            <text:p>0.99</text:p>
          </table:table-cell>
          <table:table-cell/>
          <table:table-cell table:formula="oooc:=[.N56]^[$globals.$C$25]*[$globals.$C$34]/[.T56]*[.L56]*[.Y56]" office:value-type="float" office:value="64559181830.3603">
            <text:p>64559181830.36</text:p>
          </table:table-cell>
          <table:table-cell table:formula="oooc:=[.U56]/[.I56]" office:value-type="float" office:value="29.7695300716851">
            <text:p>29.77</text:p>
          </table:table-cell>
          <table:table-cell table:formula="oooc:=[.N56]/[.K56]" office:value-type="float" office:value="7442.38251792127">
            <text:p>7442.38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98000000000">
            <text:p>98,000,000,000</text:p>
          </table:table-cell>
          <table:table-cell table:formula="oooc:=CEILING(([.T57]-[.W57]/2);[.W57])" office:value-type="float" office:value="37.24">
            <text:p>37.24</text:p>
          </table:table-cell>
          <table:table-cell table:formula="oooc:=[.$D57]*[$globals.$C$36]/[.$L57]" office:value-type="float" office:value="744.8">
            <text:p>744.8</text:p>
          </table:table-cell>
          <table:table-cell table:formula="oooc:=[.F56]" office:value-type="float" office:value="155.452240617252">
            <text:p>155.45</text:p>
          </table:table-cell>
          <table:table-cell table:formula="oooc:=[.G56]">
            <text:p/>
          </table:table-cell>
          <table:table-cell/>
          <table:table-cell table:formula="oooc:=[.I56]" office:value-type="float" office:value="250">
            <text:p>2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55">
            <text:p>1.5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43675683659.828">
            <text:p>143675683659.83</text:p>
          </table:table-cell>
          <table:table-cell table:formula="oooc:=[.AA52]/[.O57]" office:value-type="float" office:value="4.0591419866204">
            <text:p>4.06</text:p>
          </table:table-cell>
          <table:table-cell table:formula="oooc:=([.D57]/[.C57])/([.T57]/[.S57])" office:value-type="float" office:value="0.996870623649311">
            <text:p>1</text:p>
          </table:table-cell>
          <table:table-cell/>
          <table:table-cell table:formula="oooc:=[.N57]^[$globals.$C$25]*[$globals.$C$34]/[.T57]*[.L57]*[.Y57]" office:value-type="float" office:value="97697852874.1109">
            <text:p>97697852874.11</text:p>
          </table:table-cell>
          <table:table-cell table:formula="oooc:=[.U57]/[.I57]" office:value-type="float" office:value="37.2417274733761">
            <text:p>37.24</text:p>
          </table:table-cell>
          <table:table-cell table:formula="oooc:=[.N57]/[.K57]" office:value-type="float" office:value="9310.43186834403">
            <text:p>9310.43</text:p>
          </table:table-cell>
          <table:table-cell table:formula="oooc:=MAX(10^(FLOOR(LOG([.S57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150000000000">
            <text:p>150,000,000,000</text:p>
          </table:table-cell>
          <table:table-cell table:formula="oooc:=CEILING(([.T58]-[.W58]/2);[.W58])" office:value-type="float" office:value="46.59">
            <text:p>46.59</text:p>
          </table:table-cell>
          <table:table-cell table:formula="oooc:=[.$D58]*[$globals.$C$36]/[.$L58]" office:value-type="float" office:value="931.8">
            <text:p>931.8</text:p>
          </table:table-cell>
          <table:table-cell table:formula="oooc:=[.F57]" office:value-type="float" office:value="155.452240617252">
            <text:p>155.45</text:p>
          </table:table-cell>
          <table:table-cell table:formula="oooc:=[.G57]">
            <text:p/>
          </table:table-cell>
          <table:table-cell/>
          <table:table-cell table:formula="oooc:=[.I57]" office:value-type="float" office:value="250">
            <text:p>2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55">
            <text:p>1.5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17425397996.356">
            <text:p>217425397996.36</text:p>
          </table:table-cell>
          <table:table-cell table:formula="oooc:=[.AA52]/[.O58]" office:value-type="float" office:value="2.68229933289475">
            <text:p>2.68</text:p>
          </table:table-cell>
          <table:table-cell table:formula="oooc:=([.D58]/[.C58])/([.T58]/[.S58])" office:value-type="float" office:value="0.985657011727382">
            <text:p>0.99</text:p>
          </table:table-cell>
          <table:table-cell/>
          <table:table-cell table:formula="oooc:=[.N58]^[$globals.$C$25]*[$globals.$C$34]/[.T58]*[.L58]*[.Y58]" office:value-type="float" office:value="147846831164.808">
            <text:p>147846831164.81</text:p>
          </table:table-cell>
          <table:table-cell table:formula="oooc:=[.U58]/[.I58]" office:value-type="float" office:value="46.589457806739">
            <text:p>46.59</text:p>
          </table:table-cell>
          <table:table-cell table:formula="oooc:=[.N58]/[.K58]" office:value-type="float" office:value="11647.3644516847">
            <text:p>11647.3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6.62964017935294">
            <text:p>6.63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69000">
            <text:p>69,000</text:p>
          </table:table-cell>
          <table:table-cell table:formula="oooc:=CEILING(([.T21]-[.W21]/2);[.W21])" office:value-type="float" office:value="6.04">
            <text:p>6.04</text:p>
          </table:table-cell>
          <table:table-cell table:formula="oooc:=[.$D21]*[$globals.$C$36]/[.$L21]" office:value-type="float" office:value="120.8">
            <text:p>120.8</text:p>
          </table:table-cell>
          <table:table-cell table:formula="oooc:=[.F20]" office:value-type="float" office:value="6.62964017935294">
            <text:p>6.63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35">
            <text:p>0.3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6717.4209490628">
            <text:p>6717.42</text:p>
          </table:table-cell>
          <table:table-cell table:formula="oooc:=[.AA20]/[.O21]" office:value-type="float" office:value="107.18399300262">
            <text:p>107.18</text:p>
          </table:table-cell>
          <table:table-cell table:formula="oooc:=([.D21]/[.C21])/([.T21]/[.S21])" office:value-type="float" office:value="0.994112794353323">
            <text:p>0.99</text:p>
          </table:table-cell>
          <table:table-cell/>
          <table:table-cell table:formula="oooc:=[.N21]^[$globals.$C$25]*[$globals.$C$34]/[.T21]*[.L21]*[.Y21]" office:value-type="float" office:value="68545.1117251306">
            <text:p>68545.11</text:p>
          </table:table-cell>
          <table:table-cell table:formula="oooc:=[.U21]/[.I21]" office:value-type="float" office:value="6.03571428571429">
            <text:p>6.04</text:p>
          </table:table-cell>
          <table:table-cell table:formula="oooc:=[.N21]/[.K21]" office:value-type="float" office:value="150.892857142857">
            <text:p>150.89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00000">
            <text:p>100,000</text:p>
          </table:table-cell>
          <table:table-cell table:formula="oooc:=CEILING(([.T22]-[.W22]/2);[.W22])" office:value-type="float" office:value="7.55">
            <text:p>7.55</text:p>
          </table:table-cell>
          <table:table-cell table:formula="oooc:=[.$D22]*[$globals.$C$36]/[.$L22]" office:value-type="float" office:value="151">
            <text:p>151</text:p>
          </table:table-cell>
          <table:table-cell table:formula="oooc:=[.F21]" office:value-type="float" office:value="6.62964017935294">
            <text:p>6.63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35">
            <text:p>0.3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0165.5192176921">
            <text:p>10165.52</text:p>
          </table:table-cell>
          <table:table-cell table:formula="oooc:=[.AA20]/[.O22]" office:value-type="float" office:value="70.8276660130561">
            <text:p>70.83</text:p>
          </table:table-cell>
          <table:table-cell table:formula="oooc:=([.D22]/[.C22])/([.T22]/[.S22])" office:value-type="float" office:value="1.0372033953745">
            <text:p>1.04</text:p>
          </table:table-cell>
          <table:table-cell/>
          <table:table-cell table:formula="oooc:=[.N22]^[$globals.$C$25]*[$globals.$C$34]/[.T22]*[.L22]*[.Y22]" office:value-type="float" office:value="103729.787935634">
            <text:p>103729.79</text:p>
          </table:table-cell>
          <table:table-cell table:formula="oooc:=[.U22]/[.I22]" office:value-type="float" office:value="7.5506877668026">
            <text:p>7.55</text:p>
          </table:table-cell>
          <table:table-cell table:formula="oooc:=[.N22]/[.K22]" office:value-type="float" office:value="188.767194170065">
            <text:p>188.77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60000">
            <text:p>160,000</text:p>
          </table:table-cell>
          <table:table-cell table:formula="oooc:=CEILING(([.T23]-[.W23]/2);[.W23])" office:value-type="float" office:value="9.45">
            <text:p>9.45</text:p>
          </table:table-cell>
          <table:table-cell table:formula="oooc:=[.$D23]*[$globals.$C$36]/[.$L23]" office:value-type="float" office:value="189">
            <text:p>189</text:p>
          </table:table-cell>
          <table:table-cell table:formula="oooc:=[.F22]" office:value-type="float" office:value="6.62964017935294">
            <text:p>6.63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35">
            <text:p>0.3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15383.5499887327">
            <text:p>15383.55</text:p>
          </table:table-cell>
          <table:table-cell table:formula="oooc:=[.AA20]/[.O23]" office:value-type="float" office:value="46.8032411587279">
            <text:p>46.8</text:p>
          </table:table-cell>
          <table:table-cell table:formula="oooc:=([.D23]/[.C23])/([.T23]/[.S23])" office:value-type="float" office:value="0.981517318178002">
            <text:p>0.98</text:p>
          </table:table-cell>
          <table:table-cell/>
          <table:table-cell table:formula="oooc:=[.N23]^[$globals.$C$25]*[$globals.$C$34]/[.T23]*[.L23]*[.Y23]" office:value-type="float" office:value="156974.999885027">
            <text:p>156975</text:p>
          </table:table-cell>
          <table:table-cell table:formula="oooc:=[.U23]/[.I23]" office:value-type="float" office:value="9.44592189969696">
            <text:p>9.45</text:p>
          </table:table-cell>
          <table:table-cell table:formula="oooc:=[.N23]/[.K23]" office:value-type="float" office:value="236.148047492424">
            <text:p>236.15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40000">
            <text:p>240,000</text:p>
          </table:table-cell>
          <table:table-cell table:formula="oooc:=CEILING(([.T24]-[.W24]/2);[.W24])" office:value-type="float" office:value="11.82">
            <text:p>11.82</text:p>
          </table:table-cell>
          <table:table-cell table:formula="oooc:=[.$D24]*[$globals.$C$36]/[.$L24]" office:value-type="float" office:value="236.4">
            <text:p>236.4</text:p>
          </table:table-cell>
          <table:table-cell table:formula="oooc:=[.F23]" office:value-type="float" office:value="6.62964017935294">
            <text:p>6.63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35">
            <text:p>0.3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23280.0317610894">
            <text:p>23280.03</text:p>
          </table:table-cell>
          <table:table-cell table:formula="oooc:=[.AA20]/[.O24]" office:value-type="float" office:value="30.9277928565123">
            <text:p>30.93</text:p>
          </table:table-cell>
          <table:table-cell table:formula="oooc:=([.D24]/[.C24])/([.T24]/[.S24])" office:value-type="float" office:value="0.990060054537016">
            <text:p>0.99</text:p>
          </table:table-cell>
          <table:table-cell/>
          <table:table-cell table:formula="oooc:=[.N24]^[$globals.$C$25]*[$globals.$C$34]/[.T24]*[.L24]*[.Y24]" office:value-type="float" office:value="237551.344500912">
            <text:p>237551.34</text:p>
          </table:table-cell>
          <table:table-cell table:formula="oooc:=[.U24]/[.I24]" office:value-type="float" office:value="11.8168626873255">
            <text:p>11.82</text:p>
          </table:table-cell>
          <table:table-cell table:formula="oooc:=[.N24]/[.K24]" office:value-type="float" office:value="295.421567183137">
            <text:p>295.42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60000">
            <text:p>360,000</text:p>
          </table:table-cell>
          <table:table-cell table:formula="oooc:=CEILING(([.T25]-[.W25]/2);[.W25])" office:value-type="float" office:value="14.78">
            <text:p>14.78</text:p>
          </table:table-cell>
          <table:table-cell table:formula="oooc:=[.$D25]*[$globals.$C$36]/[.$L25]" office:value-type="float" office:value="295.6">
            <text:p>295.6</text:p>
          </table:table-cell>
          <table:table-cell table:formula="oooc:=[.F24]" office:value-type="float" office:value="6.62964017935294">
            <text:p>6.63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35">
            <text:p>0.3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35229.831813481">
            <text:p>35229.83</text:p>
          </table:table-cell>
          <table:table-cell table:formula="oooc:=[.AA20]/[.O25]" office:value-type="float" office:value="20.437225014639">
            <text:p>20.44</text:p>
          </table:table-cell>
          <table:table-cell table:formula="oooc:=([.D25]/[.C25])/([.T25]/[.S25])" office:value-type="float" office:value="0.998381212450583">
            <text:p>1</text:p>
          </table:table-cell>
          <table:table-cell/>
          <table:table-cell table:formula="oooc:=[.N25]^[$globals.$C$25]*[$globals.$C$34]/[.T25]*[.L25]*[.Y25]" office:value-type="float" office:value="359488.079729398">
            <text:p>359488.08</text:p>
          </table:table-cell>
          <table:table-cell table:formula="oooc:=[.U25]/[.I25]" office:value-type="float" office:value="14.7829132247627">
            <text:p>14.78</text:p>
          </table:table-cell>
          <table:table-cell table:formula="oooc:=[.N25]/[.K25]" office:value-type="float" office:value="369.572830619066">
            <text:p>369.5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540000">
            <text:p>540,000</text:p>
          </table:table-cell>
          <table:table-cell table:formula="oooc:=CEILING(([.T26]-[.W26]/2);[.W26])" office:value-type="float" office:value="18.49">
            <text:p>18.49</text:p>
          </table:table-cell>
          <table:table-cell table:formula="oooc:=[.$D26]*[$globals.$C$36]/[.$L26]" office:value-type="float" office:value="369.8">
            <text:p>369.8</text:p>
          </table:table-cell>
          <table:table-cell table:formula="oooc:=[.F25]" office:value-type="float" office:value="6.62964017935294">
            <text:p>6.63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35">
            <text:p>0.3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53313.5462332411">
            <text:p>53313.55</text:p>
          </table:table-cell>
          <table:table-cell table:formula="oooc:=[.AA20]/[.O26]" office:value-type="float" office:value="13.5050104686354">
            <text:p>13.51</text:p>
          </table:table-cell>
          <table:table-cell table:formula="oooc:=([.D26]/[.C26])/([.T26]/[.S26])" office:value-type="float" office:value="1.0072488511202">
            <text:p>1.01</text:p>
          </table:table-cell>
          <table:table-cell/>
          <table:table-cell table:formula="oooc:=[.N26]^[$globals.$C$25]*[$globals.$C$34]/[.T26]*[.L26]*[.Y26]" office:value-type="float" office:value="544015.777890216">
            <text:p>544015.78</text:p>
          </table:table-cell>
          <table:table-cell table:formula="oooc:=[.U26]/[.I26]" office:value-type="float" office:value="18.4934469658565">
            <text:p>18.49</text:p>
          </table:table-cell>
          <table:table-cell table:formula="oooc:=[.N26]/[.K26]" office:value-type="float" office:value="462.336174146413">
            <text:p>462.3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7.3465160730523">
            <text:p>17.35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900000">
            <text:p>1,900,000</text:p>
          </table:table-cell>
          <table:table-cell table:formula="oooc:=CEILING(([.T29]-[.W29]/2);[.W29])" office:value-type="float" office:value="6.36">
            <text:p>6.36</text:p>
          </table:table-cell>
          <table:table-cell table:formula="oooc:=[.$D29]*[$globals.$C$36]/[.$L29]" office:value-type="float" office:value="127.2">
            <text:p>127.2</text:p>
          </table:table-cell>
          <table:table-cell table:formula="oooc:=[.F28]" office:value-type="float" office:value="17.3465160730523">
            <text:p>17.35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85742789929129">
            <text:p>0.99</text:p>
          </table:table-cell>
          <table:table-cell/>
          <table:table-cell table:formula="oooc:=[.N29]^[$globals.$C$25]*[$globals.$C$34]/[.T29]*[.L29]*[.Y29]" office:value-type="float" office:value="1872045.57564693">
            <text:p>1872045.58</text:p>
          </table:table-cell>
          <table:table-cell table:formula="oooc:=[.U29]/[.I29]" office:value-type="float" office:value="6.35706018518519">
            <text:p>6.36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800000">
            <text:p>2,800,000</text:p>
          </table:table-cell>
          <table:table-cell table:formula="oooc:=CEILING(([.T30]-[.W30]/2);[.W30])" office:value-type="float" office:value="7.95">
            <text:p>7.95</text:p>
          </table:table-cell>
          <table:table-cell table:formula="oooc:=[.$D30]*[$globals.$C$36]/[.$L30]" office:value-type="float" office:value="159">
            <text:p>159</text:p>
          </table:table-cell>
          <table:table-cell table:formula="oooc:=[.F29]" office:value-type="float" office:value="17.3465160730523">
            <text:p>17.35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114358770172">
            <text:p>1.01</text:p>
          </table:table-cell>
          <table:table-cell/>
          <table:table-cell table:formula="oooc:=[.N30]^[$globals.$C$25]*[$globals.$C$34]/[.T30]*[.L30]*[.Y30]" office:value-type="float" office:value="2832979.41575173">
            <text:p>2832979.42</text:p>
          </table:table-cell>
          <table:table-cell table:formula="oooc:=[.U30]/[.I30]" office:value-type="float" office:value="7.95269197660921">
            <text:p>7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4300000">
            <text:p>4,300,000</text:p>
          </table:table-cell>
          <table:table-cell table:formula="oooc:=CEILING(([.T31]-[.W31]/2);[.W31])" office:value-type="float" office:value="9.95">
            <text:p>9.95</text:p>
          </table:table-cell>
          <table:table-cell table:formula="oooc:=[.$D31]*[$globals.$C$36]/[.$L31]" office:value-type="float" office:value="199">
            <text:p>199</text:p>
          </table:table-cell>
          <table:table-cell table:formula="oooc:=[.F30]" office:value-type="float" office:value="17.3465160730523">
            <text:p>17.35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0.997132898567271">
            <text:p>1</text:p>
          </table:table-cell>
          <table:table-cell/>
          <table:table-cell table:formula="oooc:=[.N31]^[$globals.$C$25]*[$globals.$C$34]/[.T31]*[.L31]*[.Y31]" office:value-type="float" office:value="4287167.18998655">
            <text:p>4287167.19</text:p>
          </table:table-cell>
          <table:table-cell table:formula="oooc:=[.U31]/[.I31]" office:value-type="float" office:value="9.94882977861601">
            <text:p>9.95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6500000">
            <text:p>6,500,000</text:p>
          </table:table-cell>
          <table:table-cell table:formula="oooc:=CEILING(([.T32]-[.W32]/2);[.W32])" office:value-type="float" office:value="12.45">
            <text:p>12.45</text:p>
          </table:table-cell>
          <table:table-cell table:formula="oooc:=[.$D32]*[$globals.$C$36]/[.$L32]" office:value-type="float" office:value="249">
            <text:p>249</text:p>
          </table:table-cell>
          <table:table-cell table:formula="oooc:=[.F31]" office:value-type="float" office:value="17.3465160730523">
            <text:p>17.35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8443692311013">
            <text:p>1</text:p>
          </table:table-cell>
          <table:table-cell/>
          <table:table-cell table:formula="oooc:=[.N32]^[$globals.$C$25]*[$globals.$C$34]/[.T32]*[.L32]*[.Y32]" office:value-type="float" office:value="6487799.52748796">
            <text:p>6487799.53</text:p>
          </table:table-cell>
          <table:table-cell table:formula="oooc:=[.U32]/[.I32]" office:value-type="float" office:value="12.4460012100303">
            <text:p>12.45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9800000">
            <text:p>9,800,000</text:p>
          </table:table-cell>
          <table:table-cell table:formula="oooc:=CEILING(([.T33]-[.W33]/2);[.W33])" office:value-type="float" office:value="15.57">
            <text:p>15.57</text:p>
          </table:table-cell>
          <table:table-cell table:formula="oooc:=[.$D33]*[$globals.$C$36]/[.$L33]" office:value-type="float" office:value="311.4">
            <text:p>311.4</text:p>
          </table:table-cell>
          <table:table-cell table:formula="oooc:=[.F32]" office:value-type="float" office:value="17.3465160730523">
            <text:p>17.35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184211068076">
            <text:p>1</text:p>
          </table:table-cell>
          <table:table-cell/>
          <table:table-cell table:formula="oooc:=[.N33]^[$globals.$C$25]*[$globals.$C$34]/[.T33]*[.L33]*[.Y33]" office:value-type="float" office:value="9818031.54474248">
            <text:p>9818031.54</text:p>
          </table:table-cell>
          <table:table-cell table:formula="oooc:=[.U33]/[.I33]" office:value-type="float" office:value="15.5699664751551">
            <text:p>15.57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5000000">
            <text:p>15,000,000</text:p>
          </table:table-cell>
          <table:table-cell table:formula="oooc:=CEILING(([.T34]-[.W34]/2);[.W34])" office:value-type="float" office:value="19.48">
            <text:p>19.48</text:p>
          </table:table-cell>
          <table:table-cell table:formula="oooc:=[.$D34]*[$globals.$C$36]/[.$L34]" office:value-type="float" office:value="389.6">
            <text:p>389.6</text:p>
          </table:table-cell>
          <table:table-cell table:formula="oooc:=[.F33]" office:value-type="float" office:value="17.3465160730523">
            <text:p>17.35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0.990612039583491">
            <text:p>0.99</text:p>
          </table:table-cell>
          <table:table-cell/>
          <table:table-cell table:formula="oooc:=[.N34]^[$globals.$C$25]*[$globals.$C$34]/[.T34]*[.L34]*[.Y34]" office:value-type="float" office:value="14857694.50877">
            <text:p>14857694.51</text:p>
          </table:table-cell>
          <table:table-cell table:formula="oooc:=[.U34]/[.I34]" office:value-type="float" office:value="19.4780517811683">
            <text:p>19.48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warmer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0514709343148">
            <text:p>49.05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0514709343148">
            <text:p>49.05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0514709343148">
            <text:p>49.05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0514709343148">
            <text:p>49.05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0514709343148">
            <text:p>49.05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0514709343148">
            <text:p>49.05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0514709343148">
            <text:p>49.05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0.239908555264">
            <text:p>150.24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800000000">
            <text:p>1,800,000,000</text:p>
          </table:table-cell>
          <table:table-cell table:formula="oooc:=CEILING(([.T45]-[.W45]/2);[.W45])" office:value-type="float" office:value="5.58">
            <text:p>5.58</text:p>
          </table:table-cell>
          <table:table-cell table:formula="oooc:=[.$D45]*[$globals.$C$36]/[.$L45]" office:value-type="float" office:value="111.6">
            <text:p>111.6</text:p>
          </table:table-cell>
          <table:table-cell table:formula="oooc:=[.F44]" office:value-type="float" office:value="150.239908555264">
            <text:p>150.24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5">
            <text:p>0.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85273421.39125">
            <text:p>285273421.39</text:p>
          </table:table-cell>
          <table:table-cell table:formula="oooc:=[.AA44]/[.O45]" office:value-type="float" office:value="68.1451496784841">
            <text:p>68.15</text:p>
          </table:table-cell>
          <table:table-cell table:formula="oooc:=([.D45]/[.C45])/([.T45]/[.S45])" office:value-type="float" office:value="0.980985742864617">
            <text:p>0.98</text:p>
          </table:table-cell>
          <table:table-cell/>
          <table:table-cell table:formula="oooc:=[.N45]^[$globals.$C$25]*[$globals.$C$34]/[.T45]*[.L45]*[.Y45]" office:value-type="float" office:value="1765242805.06277">
            <text:p>1765242805.06</text:p>
          </table:table-cell>
          <table:table-cell table:formula="oooc:=[.U45]/[.I45]" office:value-type="float" office:value="5.5783203125">
            <text:p>5.58</text:p>
          </table:table-cell>
          <table:table-cell table:formula="oooc:=[.N45]/[.K45]" office:value-type="float" office:value="3625.908203125">
            <text:p>3625.9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700000000">
            <text:p>2,700,000,000</text:p>
          </table:table-cell>
          <table:table-cell table:formula="oooc:=CEILING(([.T46]-[.W46]/2);[.W46])" office:value-type="float" office:value="6.98">
            <text:p>6.98</text:p>
          </table:table-cell>
          <table:table-cell table:formula="oooc:=[.$D46]*[$globals.$C$36]/[.$L46]" office:value-type="float" office:value="139.6">
            <text:p>139.6</text:p>
          </table:table-cell>
          <table:table-cell table:formula="oooc:=[.F45]" office:value-type="float" office:value="150.239908555264">
            <text:p>150.24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5">
            <text:p>0.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431706226.160224">
            <text:p>431706226.16</text:p>
          </table:table-cell>
          <table:table-cell table:formula="oooc:=[.AA44]/[.O46]" office:value-type="float" office:value="45.0306222657651">
            <text:p>45.03</text:p>
          </table:table-cell>
          <table:table-cell table:formula="oooc:=([.D46]/[.C46])/([.T46]/[.S46])" office:value-type="float" office:value="0.989604868147379">
            <text:p>0.99</text:p>
          </table:table-cell>
          <table:table-cell/>
          <table:table-cell table:formula="oooc:=[.N46]^[$globals.$C$25]*[$globals.$C$34]/[.T46]*[.L46]*[.Y46]" office:value-type="float" office:value="2671354050.13764">
            <text:p>2671354050.14</text:p>
          </table:table-cell>
          <table:table-cell table:formula="oooc:=[.U46]/[.I46]" office:value-type="float" office:value="6.97848720947459">
            <text:p>6.98</text:p>
          </table:table-cell>
          <table:table-cell table:formula="oooc:=[.N46]/[.K46]" office:value-type="float" office:value="4536.01668615848">
            <text:p>4536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000000000">
            <text:p>4,000,000,000</text:p>
          </table:table-cell>
          <table:table-cell table:formula="oooc:=CEILING(([.T47]-[.W47]/2);[.W47])" office:value-type="float" office:value="8.73">
            <text:p>8.73</text:p>
          </table:table-cell>
          <table:table-cell table:formula="oooc:=[.$D47]*[$globals.$C$36]/[.$L47]" office:value-type="float" office:value="174.6">
            <text:p>174.6</text:p>
          </table:table-cell>
          <table:table-cell table:formula="oooc:=[.F46]" office:value-type="float" office:value="150.239908555264">
            <text:p>150.24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5">
            <text:p>0.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653303994.450634">
            <text:p>653303994.45</text:p>
          </table:table-cell>
          <table:table-cell table:formula="oooc:=[.AA44]/[.O47]" office:value-type="float" office:value="29.7564382969174">
            <text:p>29.76</text:p>
          </table:table-cell>
          <table:table-cell table:formula="oooc:=([.D47]/[.C47])/([.T47]/[.S47])" office:value-type="float" office:value="1.01063324362068">
            <text:p>1.01</text:p>
          </table:table-cell>
          <table:table-cell/>
          <table:table-cell table:formula="oooc:=[.N47]^[$globals.$C$25]*[$globals.$C$34]/[.T47]*[.L47]*[.Y47]" office:value-type="float" office:value="4042578415.11668">
            <text:p>4042578415.12</text:p>
          </table:table-cell>
          <table:table-cell table:formula="oooc:=[.U47]/[.I47]" office:value-type="float" office:value="8.73009813073556">
            <text:p>8.73</text:p>
          </table:table-cell>
          <table:table-cell table:formula="oooc:=[.N47]/[.K47]" office:value-type="float" office:value="5674.56378497811">
            <text:p>5674.56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100000000">
            <text:p>6,100,000,000</text:p>
          </table:table-cell>
          <table:table-cell table:formula="oooc:=CEILING(([.T48]-[.W48]/2);[.W48])" office:value-type="float" office:value="10.92">
            <text:p>10.92</text:p>
          </table:table-cell>
          <table:table-cell table:formula="oooc:=[.$D48]*[$globals.$C$36]/[.$L48]" office:value-type="float" office:value="218.4">
            <text:p>218.4</text:p>
          </table:table-cell>
          <table:table-cell table:formula="oooc:=[.F47]" office:value-type="float" office:value="150.239908555264">
            <text:p>150.24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5">
            <text:p>0.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988649417.825975">
            <text:p>988649417.83</text:p>
          </table:table-cell>
          <table:table-cell table:formula="oooc:=[.AA44]/[.O48]" office:value-type="float" office:value="19.663188638444">
            <text:p>19.66</text:p>
          </table:table-cell>
          <table:table-cell table:formula="oooc:=([.D48]/[.C48])/([.T48]/[.S48])" office:value-type="float" office:value="1.00276990971472">
            <text:p>1</text:p>
          </table:table-cell>
          <table:table-cell/>
          <table:table-cell table:formula="oooc:=[.N48]^[$globals.$C$25]*[$globals.$C$34]/[.T48]*[.L48]*[.Y48]" office:value-type="float" office:value="6117661656.08981">
            <text:p>6117661656.09</text:p>
          </table:table-cell>
          <table:table-cell table:formula="oooc:=[.U48]/[.I48]" office:value-type="float" office:value="10.9213660618016">
            <text:p>10.92</text:p>
          </table:table-cell>
          <table:table-cell table:formula="oooc:=[.N48]/[.K48]" office:value-type="float" office:value="7098.88794017105">
            <text:p>7098.89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9300000000">
            <text:p>9,300,000,000</text:p>
          </table:table-cell>
          <table:table-cell table:formula="oooc:=CEILING(([.T49]-[.W49]/2);[.W49])" office:value-type="float" office:value="13.66">
            <text:p>13.66</text:p>
          </table:table-cell>
          <table:table-cell table:formula="oooc:=[.$D49]*[$globals.$C$36]/[.$L49]" office:value-type="float" office:value="273.2">
            <text:p>273.2</text:p>
          </table:table-cell>
          <table:table-cell table:formula="oooc:=[.F48]" office:value-type="float" office:value="150.239908555264">
            <text:p>150.24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5">
            <text:p>0.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496129948.18677">
            <text:p>1496129948.19</text:p>
          </table:table-cell>
          <table:table-cell table:formula="oooc:=[.AA44]/[.O49]" office:value-type="float" office:value="12.9935237400736">
            <text:p>12.99</text:p>
          </table:table-cell>
          <table:table-cell table:formula="oooc:=([.D49]/[.C49])/([.T49]/[.S49])" office:value-type="float" office:value="0.995280290338239">
            <text:p>1</text:p>
          </table:table-cell>
          <table:table-cell/>
          <table:table-cell table:formula="oooc:=[.N49]^[$globals.$C$25]*[$globals.$C$34]/[.T49]*[.L49]*[.Y49]" office:value-type="float" office:value="9257899364.04025">
            <text:p>9257899364.04</text:p>
          </table:table-cell>
          <table:table-cell table:formula="oooc:=[.U49]/[.I49]" office:value-type="float" office:value="13.6626455819486">
            <text:p>13.66</text:p>
          </table:table-cell>
          <table:table-cell table:formula="oooc:=[.N49]/[.K49]" office:value-type="float" office:value="8880.71962826662">
            <text:p>8880.72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4000000000">
            <text:p>14,000,000,000</text:p>
          </table:table-cell>
          <table:table-cell table:formula="oooc:=CEILING(([.T50]-[.W50]/2);[.W50])" office:value-type="float" office:value="17.09">
            <text:p>17.09</text:p>
          </table:table-cell>
          <table:table-cell table:formula="oooc:=[.$D50]*[$globals.$C$36]/[.$L50]" office:value-type="float" office:value="341.8">
            <text:p>341.8</text:p>
          </table:table-cell>
          <table:table-cell table:formula="oooc:=[.F49]" office:value-type="float" office:value="150.239908555264">
            <text:p>150.24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5">
            <text:p>0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264103717.15342">
            <text:p>2264103717.15</text:p>
          </table:table-cell>
          <table:table-cell table:formula="oooc:=[.AA44]/[.O50]" office:value-type="float" office:value="8.58617909273221">
            <text:p>8.59</text:p>
          </table:table-cell>
          <table:table-cell table:formula="oooc:=([.D50]/[.C50])/([.T50]/[.S50])" office:value-type="float" office:value="1.00060079318114">
            <text:p>1</text:p>
          </table:table-cell>
          <table:table-cell/>
          <table:table-cell table:formula="oooc:=[.N50]^[$globals.$C$25]*[$globals.$C$34]/[.T50]*[.L50]*[.Y50]" office:value-type="float" office:value="14010042636.0419">
            <text:p>14010042636.04</text:p>
          </table:table-cell>
          <table:table-cell table:formula="oooc:=[.U50]/[.I50]" office:value-type="float" office:value="17.0919904379752">
            <text:p>17.09</text:p>
          </table:table-cell>
          <table:table-cell table:formula="oooc:=[.N50]/[.K50]" office:value-type="float" office:value="11109.7937846839">
            <text:p>11109.7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70.639518022102">
            <text:p>470.64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400">
            <text:p>24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70.639518022102">
            <text:p>470.64</text:p>
          </table:table-cell>
          <table:table-cell table:formula="oooc:=[.G52]">
            <text:p/>
          </table:table-cell>
          <table:table-cell/>
          <table:table-cell table:formula="oooc:=[.I52]" office:value-type="float" office:value="2400">
            <text:p>24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4">
            <text:p>65.99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70.639518022102">
            <text:p>470.64</text:p>
          </table:table-cell>
          <table:table-cell table:formula="oooc:=[.G53]">
            <text:p/>
          </table:table-cell>
          <table:table-cell/>
          <table:table-cell table:formula="oooc:=[.I53]" office:value-type="float" office:value="2400">
            <text:p>24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70.639518022102">
            <text:p>470.64</text:p>
          </table:table-cell>
          <table:table-cell table:formula="oooc:=[.G54]">
            <text:p/>
          </table:table-cell>
          <table:table-cell/>
          <table:table-cell table:formula="oooc:=[.I54]" office:value-type="float" office:value="2400">
            <text:p>24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4">
            <text:p>28.82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70.639518022102">
            <text:p>470.64</text:p>
          </table:table-cell>
          <table:table-cell table:formula="oooc:=[.G55]">
            <text:p/>
          </table:table-cell>
          <table:table-cell/>
          <table:table-cell table:formula="oooc:=[.I55]" office:value-type="float" office:value="2400">
            <text:p>24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70.639518022102">
            <text:p>470.64</text:p>
          </table:table-cell>
          <table:table-cell table:formula="oooc:=[.G56]">
            <text:p/>
          </table:table-cell>
          <table:table-cell/>
          <table:table-cell table:formula="oooc:=[.I56]" office:value-type="float" office:value="2400">
            <text:p>24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70.639518022102">
            <text:p>470.64</text:p>
          </table:table-cell>
          <table:table-cell table:formula="oooc:=[.G57]">
            <text:p/>
          </table:table-cell>
          <table:table-cell/>
          <table:table-cell table:formula="oooc:=[.I57]" office:value-type="float" office:value="2400">
            <text:p>24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500000">
            <text:p>500,000</text:p>
          </table:table-cell>
          <table:table-cell table:formula="oooc:=CEILING(([.T32]-[.W32]/2);[.W32])" office:value-type="float" office:value="10.52">
            <text:p>10.52</text:p>
          </table:table-cell>
          <table:table-cell table:formula="oooc:=[.$D32]*[$globals.$C$36]/[.$L32]" office:value-type="float" office:value="52.6">
            <text:p>52.6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08">
            <text:p>0.08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663.37331291184">
            <text:p>1663.37</text:p>
          </table:table-cell>
          <table:table-cell table:formula="oooc:=[.AA31]/[.O32]" office:value-type="float" office:value="0.480950363811927">
            <text:p>0.48</text:p>
          </table:table-cell>
          <table:table-cell table:formula="oooc:=([.D32]/[.C32])/([.T32]/[.S32])" office:value-type="float" office:value="0.998057075463534">
            <text:p>1</text:p>
          </table:table-cell>
          <table:table-cell/>
          <table:table-cell table:formula="oooc:=[.N32]^[$globals.$C$25]*[$globals.$C$34]/[.T32]*[.L32]*[.Y32]" office:value-type="float" office:value="499011.993873553">
            <text:p>499011.99</text:p>
          </table:table-cell>
          <table:table-cell table:formula="oooc:=[.U32]/[.I32]" office:value-type="float" office:value="10.519651239608">
            <text:p>10.52</text:p>
          </table:table-cell>
          <table:table-cell table:formula="oooc:=[.N32]/[.K32]" office:value-type="float" office:value="1262.35814875297">
            <text:p>1262.36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200000">
            <text:p>1,200,000</text:p>
          </table:table-cell>
          <table:table-cell table:formula="oooc:=CEILING(([.T33]-[.W33]/2);[.W33])" office:value-type="float" office:value="17.19">
            <text:p>17.19</text:p>
          </table:table-cell>
          <table:table-cell table:formula="oooc:=[.$D33]*[$globals.$C$36]/[.$L33]" office:value-type="float" office:value="85.95">
            <text:p>85.9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08">
            <text:p>0.08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4126.35403282141">
            <text:p>4126.35</text:p>
          </table:table-cell>
          <table:table-cell table:formula="oooc:=[.AA31]/[.O33]" office:value-type="float" office:value="0.193875754149238">
            <text:p>0.19</text:p>
          </table:table-cell>
          <table:table-cell table:formula="oooc:=([.D33]/[.C33])/([.T33]/[.S33])" office:value-type="float" office:value="1.03156428296193">
            <text:p>1.03</text:p>
          </table:table-cell>
          <table:table-cell/>
          <table:table-cell table:formula="oooc:=[.N33]^[$globals.$C$25]*[$globals.$C$34]/[.T33]*[.L33]*[.Y33]" office:value-type="float" office:value="1237906.20984642">
            <text:p>1237906.21</text:p>
          </table:table-cell>
          <table:table-cell table:formula="oooc:=[.U33]/[.I33]" office:value-type="float" office:value="17.1904036897568">
            <text:p>17.19</text:p>
          </table:table-cell>
          <table:table-cell table:formula="oooc:=[.N33]/[.K33]" office:value-type="float" office:value="2062.84844277082">
            <text:p>2062.8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100000">
            <text:p>3,100,000</text:p>
          </table:table-cell>
          <table:table-cell table:formula="oooc:=CEILING(([.T34]-[.W34]/2);[.W34])" office:value-type="float" office:value="28.09">
            <text:p>28.09</text:p>
          </table:table-cell>
          <table:table-cell table:formula="oooc:=[.$D34]*[$globals.$C$36]/[.$L34]" office:value-type="float" office:value="140.45">
            <text:p>140.4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08">
            <text:p>0.08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0236.3056278539">
            <text:p>10236.31</text:p>
          </table:table-cell>
          <table:table-cell table:formula="oooc:=[.AA31]/[.O34]" office:value-type="float" office:value="0.0781531959951572">
            <text:p>0.08</text:p>
          </table:table-cell>
          <table:table-cell table:formula="oooc:=([.D34]/[.C34])/([.T34]/[.S34])" office:value-type="float" office:value="0.990566724848185">
            <text:p>0.99</text:p>
          </table:table-cell>
          <table:table-cell/>
          <table:table-cell table:formula="oooc:=[.N34]^[$globals.$C$25]*[$globals.$C$34]/[.T34]*[.L34]*[.Y34]" office:value-type="float" office:value="3070891.68835618">
            <text:p>3070891.69</text:p>
          </table:table-cell>
          <table:table-cell table:formula="oooc:=[.U34]/[.I34]" office:value-type="float" office:value="28.0912334720913">
            <text:p>28.09</text:p>
          </table:table-cell>
          <table:table-cell table:formula="oooc:=[.N34]/[.K34]" office:value-type="float" office:value="3370.94801665096">
            <text:p>3370.9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7600000">
            <text:p>7,600,000</text:p>
          </table:table-cell>
          <table:table-cell table:formula="oooc:=CEILING(([.T35]-[.W35]/2);[.W35])" office:value-type="float" office:value="45.9">
            <text:p>45.9</text:p>
          </table:table-cell>
          <table:table-cell table:formula="oooc:=[.$D35]*[$globals.$C$36]/[.$L35]" office:value-type="float" office:value="229.5">
            <text:p>229.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08">
            <text:p>0.08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25393.350176303">
            <text:p>25393.35</text:p>
          </table:table-cell>
          <table:table-cell table:formula="oooc:=[.AA31]/[.O35]" office:value-type="float" office:value="0.0315043109493507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7618005.0528909">
            <text:p>7618005.05</text:p>
          </table:table-cell>
          <table:table-cell table:formula="oooc:=[.U35]/[.I35]" office:value-type="float" office:value="45.9045297728379">
            <text:p>45.9</text:p>
          </table:table-cell>
          <table:table-cell table:formula="oooc:=[.N35]/[.K35]" office:value-type="float" office:value="5508.54357274054">
            <text:p>5508.54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19000000">
            <text:p>19,000,000</text:p>
          </table:table-cell>
          <table:table-cell table:formula="oooc:=CEILING(([.T36]-[.W36]/2);[.W36])" office:value-type="float" office:value="75.01">
            <text:p>75.01</text:p>
          </table:table-cell>
          <table:table-cell table:formula="oooc:=[.$D36]*[$globals.$C$36]/[.$L36]" office:value-type="float" office:value="375.05">
            <text:p>375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08">
            <text:p>0.08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62993.6479643326">
            <text:p>62993.65</text:p>
          </table:table-cell>
          <table:table-cell table:formula="oooc:=[.AA31]/[.O36]" office:value-type="float" office:value="0.0126996931572048">
            <text:p>0.01</text:p>
          </table:table-cell>
          <table:table-cell table:formula="oooc:=([.D36]/[.C36])/([.T36]/[.S36])" office:value-type="float" office:value="0.994588198148108">
            <text:p>0.99</text:p>
          </table:table-cell>
          <table:table-cell/>
          <table:table-cell table:formula="oooc:=[.N36]^[$globals.$C$25]*[$globals.$C$34]/[.T36]*[.L36]*[.Y36]" office:value-type="float" office:value="18898094.3892998">
            <text:p>18898094.39</text:p>
          </table:table-cell>
          <table:table-cell table:formula="oooc:=[.U36]/[.I36]" office:value-type="float" office:value="75.0136463661836">
            <text:p>75.01</text:p>
          </table:table-cell>
          <table:table-cell table:formula="oooc:=[.N36]/[.K36]" office:value-type="float" office:value="9001.63756394204">
            <text:p>9001.64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47000000">
            <text:p>47,000,000</text:p>
          </table:table-cell>
          <table:table-cell table:formula="oooc:=CEILING(([.T37]-[.W37]/2);[.W37])" office:value-type="float" office:value="122.58">
            <text:p>122.58</text:p>
          </table:table-cell>
          <table:table-cell table:formula="oooc:=[.$D37]*[$globals.$C$36]/[.$L37]" office:value-type="float" office:value="612.9">
            <text:p>612.9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08">
            <text:p>0.08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56269.245936575">
            <text:p>156269.25</text:p>
          </table:table-cell>
          <table:table-cell table:formula="oooc:=[.AA31]/[.O37]" office:value-type="float" office:value="0.00511936942682052">
            <text:p>0.01</text:p>
          </table:table-cell>
          <table:table-cell table:formula="oooc:=([.D37]/[.C37])/([.T37]/[.S37])" office:value-type="float" office:value="0.99745088456366">
            <text:p>1</text:p>
          </table:table-cell>
          <table:table-cell/>
          <table:table-cell table:formula="oooc:=[.N37]^[$globals.$C$25]*[$globals.$C$34]/[.T37]*[.L37]*[.Y37]" office:value-type="float" office:value="46880773.7809726">
            <text:p>46880773.78</text:p>
          </table:table-cell>
          <table:table-cell table:formula="oooc:=[.U37]/[.I37]" office:value-type="float" office:value="122.581522324632">
            <text:p>122.58</text:p>
          </table:table-cell>
          <table:table-cell table:formula="oooc:=[.N37]/[.K37]" office:value-type="float" office:value="14709.7826789558">
            <text:p>14709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rrosion Mi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800">
            <text:p>800</text:p>
          </table:table-cell>
          <table:table-cell/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760000000">
            <text:p>760,000,000</text:p>
          </table:table-cell>
          <table:table-cell table:formula="oooc:=CEILING(([.T50]-[.W50]/2);[.W50])" office:value-type="float" office:value="1.04">
            <text:p>1.04</text:p>
          </table:table-cell>
          <table:table-cell table:formula="oooc:=[.$D50]*[$globals.$C$36]/[.$L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800">
            <text:p>8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9">
            <text:p>0.9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90526.518127927">
            <text:p>190526.52</text:p>
          </table:table-cell>
          <table:table-cell table:formula="oooc:=[.AA49]/[.O50]" office:value-type="float" office:value="0.00419889056841341">
            <text:p>0</text:p>
          </table:table-cell>
          <table:table-cell table:formula="oooc:=([.D50]/[.C50])/([.T50]/[.S50])" office:value-type="float" office:value="1.00252076556742">
            <text:p>1</text:p>
          </table:table-cell>
          <table:table-cell/>
          <table:table-cell table:formula="oooc:=[.N50]^[$globals.$C$25]*[$globals.$C$34]/[.T50]*[.L50]*[.Y50]" office:value-type="float" office:value="762106072.511709">
            <text:p>762106072.51</text:p>
          </table:table-cell>
          <table:table-cell table:formula="oooc:=[.U50]/[.I50]" office:value-type="float" office:value="1.04025974302201">
            <text:p>1.04</text:p>
          </table:table-cell>
          <table:table-cell table:formula="oooc:=[.N50]/[.K50]" office:value-type="float" office:value="832.207794417608">
            <text:p>832.21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1900000000">
            <text:p>1,900,000,000</text:p>
          </table:table-cell>
          <table:table-cell table:formula="oooc:=CEILING(([.T51]-[.W51]/2);[.W51])" office:value-type="float" office:value="1.7">
            <text:p>1.7</text:p>
          </table:table-cell>
          <table:table-cell table:formula="oooc:=[.$D51]*[$globals.$C$36]/[.$L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800">
            <text:p>8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9">
            <text:p>0.9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472641.865980366">
            <text:p>472641.87</text:p>
          </table:table-cell>
          <table:table-cell table:formula="oooc:=[.AA49]/[.O51]" office:value-type="float" office:value="0.00169261349360286">
            <text:p>0</text:p>
          </table:table-cell>
          <table:table-cell table:formula="oooc:=([.D51]/[.C51])/([.T51]/[.S51])" office:value-type="float" office:value="0.99508682035309">
            <text:p>1</text:p>
          </table:table-cell>
          <table:table-cell/>
          <table:table-cell table:formula="oooc:=[.N51]^[$globals.$C$25]*[$globals.$C$34]/[.T51]*[.L51]*[.Y51]" office:value-type="float" office:value="1890567463.92146">
            <text:p>1890567463.92</text:p>
          </table:table-cell>
          <table:table-cell table:formula="oooc:=[.U51]/[.I51]" office:value-type="float" office:value="1.69991233715247">
            <text:p>1.7</text:p>
          </table:table-cell>
          <table:table-cell table:formula="oooc:=[.N51]/[.K51]" office:value-type="float" office:value="1359.92986972198">
            <text:p>1359.93</text:p>
          </table:table-cell>
          <table:table-cell table:formula="oooc:=MAX(10^(FLOOR(LOG([.S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4700000000">
            <text:p>4,700,000,000</text:p>
          </table:table-cell>
          <table:table-cell table:formula="oooc:=CEILING(([.T52]-[.W52]/2);[.W52])" office:value-type="float" office:value="2.78">
            <text:p>2.78</text:p>
          </table:table-cell>
          <table:table-cell table:formula="oooc:=[.$D52]*[$globals.$C$36]/[.$L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800">
            <text:p>8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9">
            <text:p>0.9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1172489.45539124">
            <text:p>1172489.46</text:p>
          </table:table-cell>
          <table:table-cell table:formula="oooc:=[.AA49]/[.O52]" office:value-type="float" office:value="0.000682308908043063">
            <text:p>0</text:p>
          </table:table-cell>
          <table:table-cell table:formula="oooc:=([.D52]/[.C52])/([.T52]/[.S52])" office:value-type="float" office:value="0.998630015593785">
            <text:p>1</text:p>
          </table:table-cell>
          <table:table-cell/>
          <table:table-cell table:formula="oooc:=[.N52]^[$globals.$C$25]*[$globals.$C$34]/[.T52]*[.L52]*[.Y52]" office:value-type="float" office:value="4689957821.56494">
            <text:p>4689957821.56</text:p>
          </table:table-cell>
          <table:table-cell table:formula="oooc:=[.U52]/[.I52]" office:value-type="float" office:value="2.77786579110372">
            <text:p>2.78</text:p>
          </table:table-cell>
          <table:table-cell table:formula="oooc:=[.N52]/[.K52]" office:value-type="float" office:value="2222.29263288298">
            <text:p>2222.29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12000000000">
            <text:p>12,000,000,000</text:p>
          </table:table-cell>
          <table:table-cell table:formula="oooc:=CEILING(([.T53]-[.W53]/2);[.W53])" office:value-type="float" office:value="4.54">
            <text:p>4.54</text:p>
          </table:table-cell>
          <table:table-cell table:formula="oooc:=[.$D53]*[$globals.$C$36]/[.$L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800">
            <text:p>8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9">
            <text:p>0.9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2908611.40739645">
            <text:p>2908611.41</text:p>
          </table:table-cell>
          <table:table-cell table:formula="oooc:=[.AA49]/[.O53]" office:value-type="float" office:value="0.000275045335367124">
            <text:p>0</text:p>
          </table:table-cell>
          <table:table-cell table:formula="oooc:=([.D53]/[.C53])/([.T53]/[.S53])" office:value-type="float" office:value="0.96967077800899">
            <text:p>0.97</text:p>
          </table:table-cell>
          <table:table-cell/>
          <table:table-cell table:formula="oooc:=[.N53]^[$globals.$C$25]*[$globals.$C$34]/[.T53]*[.L53]*[.Y53]" office:value-type="float" office:value="11634445629.5858">
            <text:p>11634445629.59</text:p>
          </table:table-cell>
          <table:table-cell table:formula="oooc:=[.U53]/[.I53]" office:value-type="float" office:value="4.53937428697663">
            <text:p>4.54</text:p>
          </table:table-cell>
          <table:table-cell table:formula="oooc:=[.N53]/[.K53]" office:value-type="float" office:value="3631.4994295813">
            <text:p>3631.5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29000000000">
            <text:p>29,000,000,000</text:p>
          </table:table-cell>
          <table:table-cell table:formula="oooc:=CEILING(([.T54]-[.W54]/2);[.W54])" office:value-type="float" office:value="7.42">
            <text:p>7.42</text:p>
          </table:table-cell>
          <table:table-cell table:formula="oooc:=[.$D54]*[$globals.$C$36]/[.$L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800">
            <text:p>8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9">
            <text:p>0.9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7215434.03255071">
            <text:p>7215434.03</text:p>
          </table:table-cell>
          <table:table-cell table:formula="oooc:=[.AA49]/[.O54]" office:value-type="float" office:value="0.000110873441069656">
            <text:p>0</text:p>
          </table:table-cell>
          <table:table-cell table:formula="oooc:=([.D54]/[.C54])/([.T54]/[.S54])" office:value-type="float" office:value="0.995514596526223">
            <text:p>1</text:p>
          </table:table-cell>
          <table:table-cell/>
          <table:table-cell table:formula="oooc:=[.N54]^[$globals.$C$25]*[$globals.$C$34]/[.T54]*[.L54]*[.Y54]" office:value-type="float" office:value="28861736130.2028">
            <text:p>28861736130.2</text:p>
          </table:table-cell>
          <table:table-cell table:formula="oooc:=[.U54]/[.I54]" office:value-type="float" office:value="7.41789577569092">
            <text:p>7.42</text:p>
          </table:table-cell>
          <table:table-cell table:formula="oooc:=[.N54]/[.K54]" office:value-type="float" office:value="5934.31662055274">
            <text:p>5934.32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72000000000">
            <text:p>72,000,000,000</text:p>
          </table:table-cell>
          <table:table-cell table:formula="oooc:=CEILING(([.T55]-[.W55]/2);[.W55])" office:value-type="float" office:value="12.12">
            <text:p>12.12</text:p>
          </table:table-cell>
          <table:table-cell table:formula="oooc:=[.$D55]*[$globals.$C$36]/[.$L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800">
            <text:p>8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9">
            <text:p>0.9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17899430.6856182">
            <text:p>17899430.69</text:p>
          </table:table-cell>
          <table:table-cell table:formula="oooc:=[.AA49]/[.O55]" office:value-type="float" office:value="0.0000446941589400821">
            <text:p>0</text:p>
          </table:table-cell>
          <table:table-cell table:formula="oooc:=([.D55]/[.C55])/([.T55]/[.S55])" office:value-type="float" office:value="0.994268938110602">
            <text:p>0.99</text:p>
          </table:table-cell>
          <table:table-cell/>
          <table:table-cell table:formula="oooc:=[.N55]^[$globals.$C$25]*[$globals.$C$34]/[.T55]*[.L55]*[.Y55]" office:value-type="float" office:value="71597722742.4726">
            <text:p>71597722742.47</text:p>
          </table:table-cell>
          <table:table-cell table:formula="oooc:=[.U55]/[.I55]" office:value-type="float" office:value="12.1217538498377">
            <text:p>12.12</text:p>
          </table:table-cell>
          <table:table-cell table:formula="oooc:=[.N55]/[.K55]" office:value-type="float" office:value="9697.40307987015">
            <text:p>9697.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5">10/05/2008</text:date>, <text:time>08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Ben Wilhelm</meta:initial-creator>
    <meta:creation-date>2007-04-02T23:01:32</meta:creation-date>
    <dc:creator>Ben Wilhelm</dc:creator>
    <dc:date>2008-10-05T08:55:59</dc:date>
    <meta:editing-cycles>255</meta:editing-cycles>
    <meta:editing-duration>P29DT14H23M52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